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96d9b7"/>
    </style:style>
    <style:style style:name="ce37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e3e300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</style:style>
    <style:style style:name="ce52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0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75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8" table:default-cell-style-name="ce34"/>
        <table:table-column table:style-name="co11" table:default-cell-style-name="Default"/>
        <table:table-column table:style-name="co12" table:default-cell-style-name="Default"/>
        <table:table-column table:style-name="co13" table:default-cell-style-name="ce34"/>
        <table:table-column table:style-name="co8" table:default-cell-style-name="Default"/>
        <table:table-column table:style-name="co14" table:default-cell-style-name="Default"/>
        <table:table-column table:style-name="co1" table:default-cell-style-name="ce34"/>
        <table:table-column table:style-name="co3" table:default-cell-style-name="ce34"/>
        <table:table-column table:style-name="co10" table:default-cell-style-name="ce34"/>
        <table:table-column table:style-name="co15" table:default-cell-style-name="ce34"/>
        <table:table-column table:style-name="co12" table:default-cell-style-name="Default"/>
        <table:table-column table:style-name="co10" table:default-cell-style-name="ce34"/>
        <table:table-column table:style-name="co16" table:default-cell-style-name="ce34"/>
        <table:table-column table:style-name="co17" table:default-cell-style-name="Default"/>
        <table:table-column table:style-name="co18" table:default-cell-style-name="ce34"/>
        <table:table-column table:style-name="co19" table:default-cell-style-name="Default"/>
        <table:table-column table:style-name="co20" table:default-cell-style-name="ce34"/>
        <table:table-column table:style-name="co8" table:default-cell-style-name="ce34"/>
        <table:table-column table:style-name="co21" table:default-cell-style-name="ce34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4"/>
        <table:table-column table:style-name="co26" table:default-cell-style-name="Default"/>
        <table:table-column table:style-name="co3" table:default-cell-style-name="ce34"/>
        <table:table-column table:style-name="co20" table:number-columns-repeated="980" table:default-cell-style-name="Default"/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/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, 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 table:style-name="ce28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style-name="ce34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4" office:value-type="string" calcext:value-type="string">
            <text:p>107950.66</text:p>
          </table:table-cell>
          <table:table-cell table:style-name="ce34"/>
          <table:table-cell office:value-type="string" calcext:value-type="string">
            <text:p>145</text:p>
          </table:table-cell>
          <table:table-cell table:style-name="ce34" office:value-type="string" calcext:value-type="string">
            <text:p>17.89ю</text:p>
          </table:table-cell>
          <table:table-cell table:style-name="ce34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4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599140</text:p>
          </table:table-cell>
          <table:table-cell table:style-name="ce34" office:value-type="string" calcext:value-type="string">
            <text:p>0.00063872</text:p>
          </table:table-cell>
          <table:table-cell table:style-name="ce34"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8</text:p>
          </table:table-cell>
          <table:table-cell/>
          <table:table-cell table:style-name="ce34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4" office:value-type="string" calcext:value-type="string">
            <text:p>107755.67</text:p>
          </table:table-cell>
          <table:table-cell table:style-name="ce34"/>
          <table:table-cell/>
          <table:table-cell table:style-name="ce34" office:value-type="string" calcext:value-type="string">
            <text:p>223.56</text:p>
          </table:table-cell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253.44$</text:p>
          </table:table-cell>
          <table:table-cell table:style-name="ce34" table:number-columns-repeated="3"/>
          <table:table-cell table:style-name="ce34" office:value-type="string" calcext:value-type="string">
            <text:p>197.9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2</text:p>
          </table:table-cell>
          <table:table-cell table:style-name="ce34" office:value-type="string" calcext:value-type="string">
            <text:p>9 36</text:p>
          </table:table-cell>
          <table:table-cell/>
          <table:table-cell table:style-name="ce34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34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4"/>
          <table:table-cell office:value-type="float" office:value="100" calcext:value-type="float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2862 272.5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3</text:p>
          </table:table-cell>
          <table:table-cell table:style-name="ce34" office:value-type="string" calcext:value-type="string">
            <text:p>7 1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0.00606740 274.1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24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4"/>
          <table:table-cell table:style-name="ce3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string" calcext:value-type="string">
            <text:p>326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8324 257.8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4</text:p>
          </table:table-cell>
          <table:table-cell table:style-name="ce34" office:value-type="string" calcext:value-type="string">
            <text:p>12 34</text:p>
          </table:table-cell>
          <table:table-cell table:style-name="ce36" office:value-type="string" calcext:value-type="string">
            <text:p>+1000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4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4"/>
          <table:table-cell office:value-type="string" calcext:value-type="string">
            <text:p>-426.65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4"/>
          <table:table-cell table:style-name="ce39" office:value-type="string" calcext:value-type="string">
            <text:p>320547</text:p>
          </table:table-cell>
          <table:table-cell table:style-name="ce39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2972 269.8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5</text:p>
          </table:table-cell>
          <table:table-cell table:style-name="ce34" office:value-type="string" calcext:value-type="string">
            <text:p>13 01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4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5365 271.5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6</text:p>
          </table:table-cell>
          <table:table-cell table:style-name="ce34" office:value-type="string" calcext:value-type="string">
            <text:p>6 3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4"/>
          <table:table-cell table:style-name="ce39" office:value-type="string" calcext:value-type="string">
            <text:p>320562</text:p>
          </table:table-cell>
          <table:table-cell table:style-name="ce39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4"/>
          <table:table-cell office:value-type="string" calcext:value-type="string">
            <text:p>320169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4"/>
          <table:table-cell table:style-name="ce34" office:value-type="string" calcext:value-type="string">
            <text:p>0.00621419 272.2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7</text:p>
          </table:table-cell>
          <table:table-cell table:style-name="ce34" office:value-type="string" calcext:value-type="string">
            <text:p>11 55</text:p>
          </table:table-cell>
          <table:table-cell/>
          <table:table-cell table:style-name="ce34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4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float" office:value="1" calcext:value-type="float">
            <text:p>1</text:p>
          </table:table-cell>
          <table:table-cell table:style-name="ce34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8</text:p>
          </table:table-cell>
          <table:table-cell table:style-name="ce34" office:value-type="string" calcext:value-type="string">
            <text:p>5 1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4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4"/>
          <table:table-cell office:value-type="string" calcext:value-type="string">
            <text:p>173.3</text:p>
          </table:table-cell>
          <table:table-cell table:style-name="ce34"/>
          <table:table-cell table:number-columns-repeated="2"/>
          <table:table-cell office:value-type="string" calcext:value-type="string">
            <text:p>1528</text:p>
          </table:table-cell>
          <table:table-cell table:style-name="ce34"/>
          <table:table-cell table:style-name="ce34" office:value-type="string" calcext:value-type="string">
            <text:p>0.00626030 273.6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office:value-type="float" office:value="150" calcext:value-type="float">
            <text:p>150</text:p>
          </table:table-cell>
          <table:table-cell table:style-name="ce34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table:style-name="ce39" office:value-type="string" calcext:value-type="string">
            <text:p>321228</text:p>
          </table:table-cell>
          <table:table-cell table:style-name="ce39" office:value-type="string" calcext:value-type="string">
            <text:p>3731</text:p>
          </table:table-cell>
          <table:table-cell table:style-name="ce34"/>
          <table:table-cell office:value-type="string" calcext:value-type="string">
            <text:p>-600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6380 282.8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9</text:p>
          </table:table-cell>
          <table:table-cell table:style-name="ce34" office:value-type="string" calcext:value-type="string">
            <text:p>12 0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4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0</text:p>
          </table:table-cell>
          <table:table-cell table:style-name="ce34" office:value-type="string" calcext:value-type="string">
            <text:p>13 26</text:p>
          </table:table-cell>
          <table:table-cell/>
          <table:table-cell table:style-name="ce34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4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4"/>
          <table:table-cell office:value-type="string" calcext:value-type="string">
            <text:p>100+139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1175 283.1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4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4"/>
          <table:table-cell office:value-type="string" calcext:value-type="string">
            <text:p>-840.69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1</text:p>
          </table:table-cell>
          <table:table-cell table:style-name="ce34" office:value-type="string" calcext:value-type="string">
            <text:p>10 35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17847.49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4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3599 286.6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2</text:p>
          </table:table-cell>
          <table:table-cell table:style-name="ce34" office:value-type="string" calcext:value-type="string">
            <text:p>14 55</text:p>
          </table:table-cell>
          <table:table-cell/>
          <table:table-cell table:style-name="ce34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4"/>
          <table:table-cell table:style-name="ce39" office:value-type="string" calcext:value-type="string">
            <text:p>334580</text:p>
          </table:table-cell>
          <table:table-cell table:style-name="ce39" office:value-type="string" calcext:value-type="string">
            <text:p>3918</text:p>
          </table:table-cell>
          <table:table-cell table:style-name="ce34"/>
          <table:table-cell office:value-type="string" calcext:value-type="string">
            <text:p>55.59+73.02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3</text:p>
          </table:table-cell>
          <table:table-cell table:style-name="ce34" office:value-type="string" calcext:value-type="string">
            <text:p>17 1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4"/>
          <table:table-cell office:value-type="string" calcext:value-type="string">
            <text:p>333994</text:p>
          </table:table-cell>
          <table:table-cell table:style-name="ce39" office:value-type="string" calcext:value-type="string">
            <text:p>3939</text:p>
          </table:table-cell>
          <table:table-cell table:style-name="ce34"/>
          <table:table-cell office:value-type="string" calcext:value-type="string">
            <text:p>184.56+258.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30225 268.78$</text:p>
          </table:table-cell>
          <table:table-cell table:style-name="ce34"/>
          <table:table-cell table:style-name="ce34" office:value-type="string" calcext:value-type="string">
            <text:p>4.88$</text:p>
          </table:table-cell>
          <table:table-cell table:style-name="ce34"/>
          <table:table-cell table:style-name="ce34" office:value-type="string" calcext:value-type="string">
            <text:p>192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4"/>
          <table:table-cell office:value-type="string" calcext:value-type="string">
            <text:p>333849</text:p>
          </table:table-cell>
          <table:table-cell table:style-name="ce39" office:value-type="string" calcext:value-type="string">
            <text:p>3938</text:p>
          </table:table-cell>
          <table:table-cell table:style-name="ce34"/>
          <table:table-cell office:value-type="string" calcext:value-type="string">
            <text:p>-1412.46</text:p>
          </table:table-cell>
          <table:table-cell table:style-name="ce34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4"/>
          <table:table-cell table:style-name="ce34" office:value-type="string" calcext:value-type="string">
            <text:p>0.00630628 269.9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5</text:p>
          </table:table-cell>
          <table:table-cell table:style-name="ce34" office:value-type="string" calcext:value-type="string">
            <text:p>16 31</text:p>
          </table:table-cell>
          <table:table-cell/>
          <table:table-cell table:style-name="ce34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9.97+131</text:p>
          </table:table-cell>
          <table:table-cell table:style-name="ce34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4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4"/>
          <table:table-cell office:value-type="string" calcext:value-type="string">
            <text:p>-1843.43</text:p>
          </table:table-cell>
          <table:table-cell table:style-name="ce34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4"/>
          <table:table-cell table:style-name="ce34" office:value-type="string" calcext:value-type="string">
            <text:p>0.00637010 269.1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6</text:p>
          </table:table-cell>
          <table:table-cell table:style-name="ce34" office:value-type="string" calcext:value-type="string">
            <text:p>13 18</text:p>
          </table:table-cell>
          <table:table-cell/>
          <table:table-cell table:style-name="ce34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4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38372 273.99$</text:p>
          </table:table-cell>
          <table:table-cell table:style-name="ce34"/>
          <table:table-cell table:style-name="ce34" office:value-type="string" calcext:value-type="string">
            <text:p>4.89$</text:p>
          </table:table-cell>
          <table:table-cell table:style-name="ce34"/>
          <table:table-cell table:style-name="ce34" office:value-type="string" calcext:value-type="string">
            <text:p>192.0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4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4"/>
          <table:table-cell office:value-type="string" calcext:value-type="string">
            <text:p>153.49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7</text:p>
          </table:table-cell>
          <table:table-cell table:style-name="ce34" office:value-type="string" calcext:value-type="string">
            <text:p>14 0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4" office:value-type="string" calcext:value-type="string">
            <text:p>150055.67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4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4"/>
          <table:table-cell office:value-type="string" calcext:value-type="string">
            <text:p>-1996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033 275.04$</text:p>
          </table:table-cell>
          <table:table-cell table:style-name="ce34" table:number-columns-repeated="3"/>
          <table:table-cell table:style-name="ce34" office:value-type="string" calcext:value-type="string">
            <text:p>189.8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1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456 274.3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4"/>
          <table:table-cell table:style-name="ce34" office:value-type="string" calcext:value-type="string">
            <text:p>0.00642996 272.5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8</text:p>
          </table:table-cell>
          <table:table-cell table:style-name="ce34" office:value-type="string" calcext:value-type="string">
            <text:p>16 4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219.13</text:p>
          </table:table-cell>
          <table:table-cell table:style-name="ce34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4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1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645772 273.67$</text:p>
          </table:table-cell>
          <table:table-cell table:style-name="ce34"/>
          <table:table-cell table:style-name="ce34" office:value-type="string" calcext:value-type="string">
            <text:p>4.86$</text:p>
          </table:table-cell>
          <table:table-cell table:style-name="ce34" office:value-type="string" calcext:value-type="string">
            <text:p>16.9$</text:p>
          </table:table-cell>
          <table:table-cell table:style-name="ce34" office:value-type="string" calcext:value-type="string">
            <text:p>180.19$</text:p>
          </table:table-cell>
          <table:table-cell table:style-name="ce34" office:value-type="string" calcext:value-type="string">
            <text:p>0.56$</text:p>
          </table:table-cell>
          <table:table-cell table:style-name="ce34" office:value-type="string" calcext:value-type="string">
            <text:p>503.3$</text:p>
          </table:table-cell>
          <table:table-cell table:style-name="ce34"/>
          <table:table-cell office:value-type="string" calcext:value-type="string">
            <text:p>3920/503 88%/11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9</text:p>
          </table:table-cell>
          <table:table-cell table:style-name="ce34" office:value-type="string" calcext:value-type="string">
            <text:p>16 48</text:p>
          </table:table-cell>
          <table:table-cell/>
          <table:table-cell table:style-name="ce34" table:number-columns-repeated="2"/>
          <table:table-cell table:number-columns-repeated="2"/>
          <table:table-cell table:style-name="ce36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216.89</text:p>
          </table:table-cell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4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0</text:p>
          </table:table-cell>
          <table:table-cell table:style-name="ce34" office:value-type="string" calcext:value-type="string">
            <text:p>16 00</text:p>
          </table:table-cell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4" table:number-columns-repeated="2"/>
          <table:table-cell/>
          <table:table-cell table:style-name="ce34" office:value-type="string" calcext:value-type="string">
            <text:p>216.57</text:p>
          </table:table-cell>
          <table:table-cell table:style-name="ce34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4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0842 270.41$</text:p>
          </table:table-cell>
          <table:table-cell table:style-name="ce34"/>
          <table:table-cell table:style-name="ce34" office:value-type="string" calcext:value-type="string">
            <text:p>4.7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2</text:p>
          </table:table-cell>
          <table:table-cell table:style-name="ce34" office:value-type="string" calcext:value-type="string">
            <text:p>17 02</text:p>
          </table:table-cell>
          <table:table-cell/>
          <table:table-cell table:style-name="ce34" table:number-columns-repeated="2"/>
          <table:table-cell table:number-columns-repeated="6"/>
          <table:table-cell table:style-name="ce36" office:value-type="string" calcext:value-type="string">
            <text:p>+1351.81</text:p>
          </table:table-cell>
          <table:table-cell table:style-name="ce34"/>
          <table:table-cell/>
          <table:table-cell table:style-name="ce34" office:value-type="string" calcext:value-type="string">
            <text:p>215.93</text:p>
          </table:table-cell>
          <table:table-cell table:style-name="ce34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4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6440 268.43$</text:p>
          </table:table-cell>
          <table:table-cell table:style-name="ce34"/>
          <table:table-cell table:style-name="ce34" office:value-type="string" calcext:value-type="string">
            <text:p>4.67$</text:p>
          </table:table-cell>
          <table:table-cell table:style-name="ce34"/>
          <table:table-cell table:style-name="ce34" office:value-type="string" calcext:value-type="string">
            <text:p>170.67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3</text:p>
          </table:table-cell>
          <table:table-cell table:style-name="ce34" office:value-type="string" calcext:value-type="string">
            <text:p>17 08</text:p>
          </table:table-cell>
          <table:table-cell/>
          <table:table-cell table:style-name="ce34" office:value-type="string" calcext:value-type="string">
            <text:p>15970</text:p>
          </table:table-cell>
          <table:table-cell table:style-name="ce34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4" office:value-type="string" calcext:value-type="string">
            <text:p>129287.88</text:p>
          </table:table-cell>
          <table:table-cell table:style-name="ce34"/>
          <table:table-cell/>
          <table:table-cell table:style-name="ce34" office:value-type="string" calcext:value-type="string">
            <text:p>217.44</text:p>
          </table:table-cell>
          <table:table-cell table:style-name="ce34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4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9154 254.44$</text:p>
          </table:table-cell>
          <table:table-cell table:style-name="ce34"/>
          <table:table-cell table:style-name="ce34" office:value-type="string" calcext:value-type="string">
            <text:p>4.45$</text:p>
          </table:table-cell>
          <table:table-cell table:style-name="ce34"/>
          <table:table-cell table:style-name="ce34" office:value-type="string" calcext:value-type="string">
            <text:p>159.0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0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4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4</text:p>
          </table:table-cell>
          <table:table-cell table:style-name="ce34" office:value-type="string" calcext:value-type="string">
            <text:p>17 4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218.24</text:p>
          </table:table-cell>
          <table:table-cell table:style-name="ce34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4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256.11</text:p>
          </table:table-cell>
          <table:table-cell/>
          <table:table-cell table:style-name="ce34"/>
          <table:table-cell table:style-name="ce34" office:value-type="string" calcext:value-type="string">
            <text:p>0.00660730 264.24$</text:p>
          </table:table-cell>
          <table:table-cell table:style-name="ce34"/>
          <table:table-cell table:style-name="ce34" office:value-type="string" calcext:value-type="string">
            <text:p>4.56$</text:p>
          </table:table-cell>
          <table:table-cell table:style-name="ce34"/>
          <table:table-cell table:style-name="ce34" office:value-type="string" calcext:value-type="string">
            <text:p>169.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5</text:p>
          </table:table-cell>
          <table:table-cell table:style-name="ce34" office:value-type="string" calcext:value-type="string">
            <text:p>12 10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218.59</text:p>
          </table:table-cell>
          <table:table-cell table:style-name="ce34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4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23.05</text:p>
          </table:table-cell>
          <table:table-cell/>
          <table:table-cell table:style-name="ce34"/>
          <table:table-cell table:style-name="ce34" office:value-type="string" calcext:value-type="string">
            <text:p>0.00662487 265.31$</text:p>
          </table:table-cell>
          <table:table-cell table:style-name="ce34" table:number-columns-repeated="3"/>
          <table:table-cell table:style-name="ce34" office:value-type="string" calcext:value-type="string">
            <text:p>166.5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6</text:p>
          </table:table-cell>
          <table:table-cell table:style-name="ce34" office:value-type="string" calcext:value-type="string">
            <text:p>1.18</text:p>
          </table:table-cell>
          <table:table-cell/>
          <table:table-cell table:style-name="ce34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6" office:value-type="string" calcext:value-type="string">
            <text:p>+110.49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4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4182 264.6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/>
          <table:table-cell table:style-name="ce34" table:number-columns-repeated="2"/>
          <table:table-cell office:value-type="string" calcext:value-type="string">
            <text:p>5027.47</text:p>
          </table:table-cell>
          <table:table-cell table:style-name="ce36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221.31</text:p>
          </table:table-cell>
          <table:table-cell table:style-name="ce34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4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8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4"/>
          <table:table-cell table:style-name="ce40" office:value-type="float" office:value="342832" calcext:value-type="float">
            <text:p>342832</text:p>
          </table:table-cell>
          <table:table-cell table:style-name="ce40"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6011 280.0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7</text:p>
          </table:table-cell>
          <table:table-cell table:style-name="ce34" office:value-type="string" calcext:value-type="string">
            <text:p>20 34</text:p>
          </table:table-cell>
          <table:table-cell/>
          <table:table-cell table:style-name="ce34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221.38</text:p>
          </table:table-cell>
          <table:table-cell table:style-name="ce34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4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8</text:p>
          </table:table-cell>
          <table:table-cell table:style-name="ce34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4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207.73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4"/>
          <table:table-cell table:style-name="ce34" office:value-type="string" calcext:value-type="string">
            <text:p>0.00671189 283.02$</text:p>
          </table:table-cell>
          <table:table-cell table:style-name="ce34" table:number-columns-repeated="3"/>
          <table:table-cell table:style-name="ce34" office:value-type="string" calcext:value-type="string">
            <text:p>177.6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9</text:p>
          </table:table-cell>
          <table:table-cell table:style-name="ce34" office:value-type="string" calcext:value-type="string">
            <text:p>4 38</text:p>
          </table:table-cell>
          <table:table-cell/>
          <table:table-cell table:style-name="ce34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4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-2204.65</text:p>
          </table:table-cell>
          <table:table-cell table:style-name="ce34"/>
          <table:table-cell table:style-name="ce37" office:value-type="string" calcext:value-type="string">
            <text:p>-836</text:p>
          </table:table-cell>
          <table:table-cell table:style-name="ce37" office:value-type="string" calcext:value-type="string">
            <text:p>-996.78</text:p>
          </table:table-cell>
          <table:table-cell/>
          <table:table-cell table:style-name="ce34"/>
          <table:table-cell table:style-name="ce34" office:value-type="string" calcext:value-type="string">
            <text:p>0.00672317 283.98$</text:p>
          </table:table-cell>
          <table:table-cell table:style-name="ce34"/>
          <table:table-cell table:style-name="ce34" office:value-type="string" calcext:value-type="string">
            <text:p>4.81$</text:p>
          </table:table-cell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509.9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4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4"/>
          <table:table-cell table:style-name="ce46" office:value-type="string" calcext:value-type="string">
            <text:p>-301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0</text:p>
          </table:table-cell>
          <table:table-cell table:style-name="ce34" office:value-type="string" calcext:value-type="string">
            <text:p>22 35</text:p>
          </table:table-cell>
          <table:table-cell/>
          <table:table-cell table:style-name="ce34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4" table:number-columns-repeated="2"/>
          <table:table-cell/>
          <table:table-cell table:style-name="ce34" office:value-type="string" calcext:value-type="string">
            <text:p>220.53</text:p>
          </table:table-cell>
          <table:table-cell table:style-name="ce34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4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6984 293.52$</text:p>
          </table:table-cell>
          <table:table-cell table:style-name="ce34"/>
          <table:table-cell table:style-name="ce34" office:value-type="string" calcext:value-type="string">
            <text:p>4.95$</text:p>
          </table:table-cell>
          <table:table-cell table:style-name="ce34"/>
          <table:table-cell table:style-name="ce34" office:value-type="string" calcext:value-type="string">
            <text:p>179.85$</text:p>
          </table:table-cell>
          <table:table-cell table:style-name="ce34" office:value-type="string" calcext:value-type="string">
            <text:p>0.54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/>
          <table:table-cell table:style-name="ce34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4" office:value-type="string" calcext:value-type="string">
            <text:p>128567.88</text:p>
          </table:table-cell>
          <table:table-cell table:style-name="ce34"/>
          <table:table-cell/>
          <table:table-cell table:style-name="ce34"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4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4"/>
          <table:table-cell office:value-type="string" calcext:value-type="string">
            <text:p>111.94</text:p>
          </table:table-cell>
          <table:table-cell table:style-name="ce34"/>
          <table:table-cell table:number-columns-repeated="2"/>
          <table:table-cell table:style-name="ce37"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79756 291.2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4"/>
          <table:table-cell table:style-name="ce34"/>
          <table:table-cell table:style-name="ce36" office:value-type="string" calcext:value-type="string">
            <text:p>+22276</text:p>
          </table:table-cell>
          <table:table-cell table:style-name="ce36" office:value-type="string" calcext:value-type="string">
            <text:p>+254</text:p>
          </table:table-cell>
          <table:table-cell table:style-name="ce34"/>
          <table:table-cell table:style-name="ce37" office:value-type="string" calcext:value-type="string">
            <text:p>-2416.59</text:p>
          </table:table-cell>
          <table:table-cell table:style-name="ce34"/>
          <table:table-cell table:number-columns-repeated="3"/>
          <table:table-cell table:style-name="ce34"/>
          <table:table-cell table:style-name="ce36" office:value-type="string" calcext:value-type="string">
            <text:p>+0.00080616 +33.81$ +2863р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4" office:value-type="string" calcext:value-type="string">
            <text:p>128567.88</text:p>
          </table:table-cell>
          <table:table-cell table:style-name="ce34"/>
          <table:table-cell office:value-type="float" office:value="150" calcext:value-type="float">
            <text:p>150</text:p>
          </table:table-cell>
          <table:table-cell table:style-name="ce34"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office:value-type="string" calcext:value-type="string">
            <text:p>340721</text:p>
          </table:table-cell>
          <table:table-cell table:style-name="ce39" office:value-type="string" calcext:value-type="string">
            <text:p>394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9756</text:p>
          </table:table-cell>
          <table:table-cell table:style-name="ce34" table:number-columns-repeated="4"/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1</text:p>
          </table:table-cell>
          <table:table-cell table:style-name="ce34" office:value-type="string" calcext:value-type="string">
            <text:p>15 5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4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1549 287.2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2</text:p>
          </table:table-cell>
          <table:table-cell table:style-name="ce34" office:value-type="string" calcext:value-type="string">
            <text:p>0 4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4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4"/>
          <table:table-cell office:value-type="string" calcext:value-type="string">
            <text:p>215.1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2419 293.7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3</text:p>
          </table:table-cell>
          <table:table-cell table:style-name="ce34" office:value-type="string" calcext:value-type="string">
            <text:p>9 3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4" office:value-type="string" calcext:value-type="string">
            <text:p>97576.88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4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558.9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6291 295.6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4</text:p>
          </table:table-cell>
          <table:table-cell table:style-name="ce34" office:value-type="string" calcext:value-type="string">
            <text:p>20 1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4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4"/>
          <table:table-cell office:value-type="string" calcext:value-type="string">
            <text:p>202.1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9791 295.9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6</text:p>
          </table:table-cell>
          <table:table-cell table:style-name="ce34" office:value-type="string" calcext:value-type="string">
            <text:p>3 34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4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4"/>
          <table:table-cell office:value-type="string" calcext:value-type="string">
            <text:p>326.8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2505 294.9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7</text:p>
          </table:table-cell>
          <table:table-cell table:style-name="ce34" office:value-type="string" calcext:value-type="string">
            <text:p>5 1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4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432.5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4969 299.2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2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4.91</text:p>
          </table:table-cell>
          <table:table-cell table:style-name="ce34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4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4"/>
          <table:table-cell office:value-type="string" calcext:value-type="string">
            <text:p>-1735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27 298.6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8</text:p>
          </table:table-cell>
          <table:table-cell table:style-name="ce34" office:value-type="string" calcext:value-type="string">
            <text:p>4 3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4"/>
          <table:table-cell table:style-name="ce39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483</text:p>
          </table:table-cell>
          <table:table-cell table:style-name="ce34" office:value-type="string" calcext:value-type="string">
            <text:p>28.43$</text:p>
          </table:table-cell>
          <table:table-cell table:style-name="ce34" office:value-type="string" calcext:value-type="string">
            <text:p>5.08$</text:p>
          </table:table-cell>
          <table:table-cell table:style-name="ce34" office:value-type="string" calcext:value-type="string">
            <text:p>16.23$</text:p>
          </table:table-cell>
          <table:table-cell table:style-name="ce34" office:value-type="string" calcext:value-type="string">
            <text:p>203.82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564.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4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4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4"/>
          <table:table-cell office:value-type="string" calcext:value-type="string">
            <text:p>145.7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310.3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4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4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4"/>
          <table:table-cell office:value-type="string" calcext:value-type="string">
            <text:p>-1881.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080 316.6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9</text:p>
          </table:table-cell>
          <table:table-cell table:style-name="ce34" office:value-type="string" calcext:value-type="string">
            <text:p>7 45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4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578 320.8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2</text:p>
          </table:table-cell>
          <table:table-cell/>
          <table:table-cell table:style-name="ce34" table:number-columns-repeated="2"/>
          <table:table-cell table:number-columns-repeated="5"/>
          <table:table-cell table:style-name="ce36" office:value-type="string" calcext:value-type="string">
            <text:p>+920</text:p>
          </table:table-cell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4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0</text:p>
          </table:table-cell>
          <table:table-cell table:style-name="ce34" office:value-type="string" calcext:value-type="string">
            <text:p>14 3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4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string" calcext:value-type="string">
            <text:p>577.7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2496 331.1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1</text:p>
          </table:table-cell>
          <table:table-cell table:style-name="ce34" office:value-type="string" calcext:value-type="string">
            <text:p>7 3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55</text:p>
          </table:table-cell>
          <table:table-cell table:style-name="ce34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4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4"/>
          <table:table-cell office:value-type="string" calcext:value-type="string">
            <text:p>275.8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3286 335.4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2</text:p>
          </table:table-cell>
          <table:table-cell table:style-name="ce34" office:value-type="string" calcext:value-type="string">
            <text:p>6 2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4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4"/>
          <table:table-cell office:value-type="string" calcext:value-type="string">
            <text:p>250.5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00 335.2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8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4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float" office:value="101" calcext:value-type="float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6193 335.7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18109.51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4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4"/>
          <table:table-cell office:value-type="string" calcext:value-type="string">
            <text:p>-3086.7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067 346.17$</text:p>
          </table:table-cell>
          <table:table-cell table:style-name="ce34" table:number-columns-repeated="3"/>
          <table:table-cell table:style-name="ce34" office:value-type="string" calcext:value-type="string">
            <text:p>243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3</text:p>
          </table:table-cell>
          <table:table-cell table:style-name="ce34" office:value-type="string" calcext:value-type="string">
            <text:p>11 43</text:p>
          </table:table-cell>
          <table:table-cell/>
          <table:table-cell table:style-name="ce34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4"/>
          <table:table-cell table:style-name="ce39" office:value-type="string" calcext:value-type="string">
            <text:p>359661</text:p>
          </table:table-cell>
          <table:table-cell table:style-name="ce39" office:value-type="string" calcext:value-type="string">
            <text:p>4104</text:p>
          </table:table-cell>
          <table:table-cell table:style-name="ce34"/>
          <table:table-cell office:value-type="string" calcext:value-type="string">
            <text:p>515.2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8360 349.6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4</text:p>
          </table:table-cell>
          <table:table-cell table:style-name="ce34" office:value-type="string" calcext:value-type="string">
            <text:p>3 3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4"/>
          <table:table-cell table:style-name="ce39" office:value-type="string" calcext:value-type="string">
            <text:p>361360</text:p>
          </table:table-cell>
          <table:table-cell table:style-name="ce40" office:value-type="string" calcext:value-type="string">
            <text:p>4117</text:p>
          </table:table-cell>
          <table:table-cell table:style-name="ce34"/>
          <table:table-cell office:value-type="string" calcext:value-type="string">
            <text:p>-3601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725 346.06$</text:p>
          </table:table-cell>
          <table:table-cell table:style-name="ce34" table:number-columns-repeated="3"/>
          <table:table-cell table:style-name="ce34" office:value-type="string" calcext:value-type="string">
            <text:p>1699.99999184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6</text:p>
          </table:table-cell>
          <table:table-cell table:style-name="ce34" office:value-type="string" calcext:value-type="string">
            <text:p>5 28</text:p>
          </table:table-cell>
          <table:table-cell/>
          <table:table-cell table:style-name="ce34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4"/>
          <table:table-cell table:style-name="ce40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4"/>
          <table:table-cell office:value-type="string" calcext:value-type="string">
            <text:p>134.29+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3809 366.36$</text:p>
          </table:table-cell>
          <table:table-cell table:style-name="ce34" table:number-columns-repeated="3"/>
          <table:table-cell table:style-name="ce34" office:value-type="string" calcext:value-type="string">
            <text:p>238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4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4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4"/>
          <table:table-cell office:value-type="string" calcext:value-type="string">
            <text:p>290.44</text:p>
          </table:table-cell>
          <table:table-cell table:style-name="ce34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7</text:p>
          </table:table-cell>
          <table:table-cell table:style-name="ce34" office:value-type="string" calcext:value-type="string">
            <text:p>10 54</text:p>
          </table:table-cell>
          <table:table-cell/>
          <table:table-cell table:style-name="ce34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4" office:value-type="string" calcext:value-type="string">
            <text:p>132576.88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4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4"/>
          <table:table-cell office:value-type="string" calcext:value-type="string">
            <text:p>-4027.7</text:p>
          </table:table-cell>
          <table:table-cell table:style-name="ce34"/>
          <table:table-cell/>
          <table:table-cell office:value-type="string" calcext:value-type="string">
            <text:p>-322.5</text:p>
          </table:table-cell>
          <table:table-cell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8</text:p>
          </table:table-cell>
          <table:table-cell table:style-name="ce34" office:value-type="string" calcext:value-type="string">
            <text:p>10 59</text:p>
          </table:table-cell>
          <table:table-cell/>
          <table:table-cell table:style-name="ce34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9</text:p>
          </table:table-cell>
          <table:table-cell table:style-name="ce34" office:value-type="string" calcext:value-type="string">
            <text:p>19 2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4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4"/>
          <table:table-cell office:value-type="string" calcext:value-type="string">
            <text:p>381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2160 371.0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0</text:p>
          </table:table-cell>
          <table:table-cell table:style-name="ce34" office:value-type="string" calcext:value-type="string">
            <text:p>15 41</text:p>
          </table:table-cell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4"/>
          <table:table-cell office:value-type="string" calcext:value-type="string">
            <text:p>-7308</text:p>
          </table:table-cell>
          <table:table-cell/>
          <table:table-cell table:style-name="ce34"/>
          <table:table-cell office:value-type="string" calcext:value-type="string">
            <text:p>-4408.93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1</text:p>
          </table:table-cell>
          <table:table-cell table:style-name="ce34" office:value-type="string" calcext:value-type="string">
            <text:p>1 01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4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4984 372.22$</text:p>
          </table:table-cell>
          <table:table-cell table:style-name="ce34" table:number-columns-repeated="3"/>
          <table:table-cell table:style-name="ce34" office:value-type="string" calcext:value-type="string">
            <text:p>305.9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4" office:value-type="string" calcext:value-type="string">
            <text:p>132609.88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4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4"/>
          <table:table-cell table:style-name="ce34" office:value-type="string" calcext:value-type="string">
            <text:p>0.00717198 366.50$</text:p>
          </table:table-cell>
          <table:table-cell table:style-name="ce34" table:number-columns-repeated="3"/>
          <table:table-cell table:style-name="ce34" office:value-type="string" calcext:value-type="string">
            <text:p>292.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2</text:p>
          </table:table-cell>
          <table:table-cell table:style-name="ce34" office:value-type="string" calcext:value-type="string">
            <text:p>12 30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4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296</text:p>
          </table:table-cell>
          <table:table-cell table:style-name="ce37" office:value-type="string" calcext:value-type="string">
            <text:p>-577.44</text:p>
          </table:table-cell>
          <table:table-cell/>
          <table:table-cell table:style-name="ce34"/>
          <table:table-cell table:style-name="ce34" office:value-type="string" calcext:value-type="string">
            <text:p>0.00719528 371.9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27</text:p>
          </table:table-cell>
          <table:table-cell/>
          <table:table-cell table:style-name="ce34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4" office:value-type="string" calcext:value-type="string">
            <text:p>132576.88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4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6" office:value-type="string" calcext:value-type="string">
            <text:p>+1216.26 =7+66.94+653.4+495.92</text:p>
          </table:table-cell>
          <table:table-cell table:style-name="ce34" office:value-type="string" calcext:value-type="string">
            <text:p><text:s/></text:p>
          </table:table-cell>
          <table:table-cell/>
          <table:table-cell table:style-name="ce34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4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526 372.14$</text:p>
          </table:table-cell>
          <table:table-cell table:style-name="ce34" office:value-type="string" calcext:value-type="string">
            <text:p>32.99$</text:p>
          </table:table-cell>
          <table:table-cell table:style-name="ce34" office:value-type="string" calcext:value-type="string">
            <text:p>5.89$</text:p>
          </table:table-cell>
          <table:table-cell table:style-name="ce34" office:value-type="string" calcext:value-type="string">
            <text:p>16.36$</text:p>
          </table:table-cell>
          <table:table-cell table:style-name="ce34" office:value-type="string" calcext:value-type="string">
            <text:p>290.01$</text:p>
          </table:table-cell>
          <table:table-cell table:style-name="ce34" office:value-type="string" calcext:value-type="string">
            <text:p>0.58$</text:p>
          </table:table-cell>
          <table:table-cell table:style-name="ce34" office:value-type="string" calcext:value-type="string">
            <text:p>717.97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3</text:p>
          </table:table-cell>
          <table:table-cell table:style-name="ce34" office:value-type="string" calcext:value-type="string">
            <text:p>15 1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106877.14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4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747 369.1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0.07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4</text:p>
          </table:table-cell>
          <table:table-cell table:style-name="ce34" office:value-type="string" calcext:value-type="string">
            <text:p>15 5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4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4"/>
          <table:table-cell office:value-type="string" calcext:value-type="string">
            <text:p>360.7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547 370.4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5</text:p>
          </table:table-cell>
          <table:table-cell table:style-name="ce34" office:value-type="string" calcext:value-type="string">
            <text:p>2 32</text:p>
          </table:table-cell>
          <table:table-cell/>
          <table:table-cell table:style-name="ce34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4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1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4" office:value-type="string" calcext:value-type="string">
            <text:p>101877.14</text:p>
          </table:table-cell>
          <table:table-cell table:style-name="ce34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4"/>
          <table:table-cell table:number-columns-repeated="2"/>
          <table:table-cell table:style-name="ce34"/>
          <table:table-cell table:style-name="ce37" office:value-type="string" calcext:value-type="string">
            <text:p>-5159.72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6</text:p>
          </table:table-cell>
          <table:table-cell table:style-name="ce34" office:value-type="string" calcext:value-type="string">
            <text:p>9 01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2832.6</text:p>
          </table:table-cell>
          <table:table-cell table:number-columns-repeated="2"/>
          <table:table-cell table:style-name="ce36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4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4"/>
          <table:table-cell table:style-name="ce46" office:value-type="string" calcext:value-type="string">
            <text:p>-2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120 376.3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7</text:p>
          </table:table-cell>
          <table:table-cell table:style-name="ce34" office:value-type="string" calcext:value-type="string">
            <text:p>16 55</text:p>
          </table:table-cell>
          <table:table-cell/>
          <table:table-cell table:style-name="ce34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4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6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632 417.96$</text:p>
          </table:table-cell>
          <table:table-cell table:style-name="ce34" table:number-columns-repeated="3"/>
          <table:table-cell table:style-name="ce34" office:value-type="string" calcext:value-type="string">
            <text:p>289.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8</text:p>
          </table:table-cell>
          <table:table-cell table:style-name="ce34" office:value-type="string" calcext:value-type="string">
            <text:p>2 0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4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table:style-name="ce37" office:value-type="string" calcext:value-type="string">
            <text:p>-46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560 417.2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9</text:p>
          </table:table-cell>
          <table:table-cell table:style-name="ce34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4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7793 462.97$</text:p>
          </table:table-cell>
          <table:table-cell table:style-name="ce34" table:number-columns-repeated="3"/>
          <table:table-cell table:style-name="ce34" office:value-type="string" calcext:value-type="string">
            <text:p>309.0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1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style-name="ce37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8516 447.3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table:style-name="ce36" office:value-type="string" calcext:value-type="string">
            <text:p>+485</text:p>
          </table:table-cell>
          <table:table-cell table:style-name="ce36" office:value-type="string" calcext:value-type="string">
            <text:p>+33738</text:p>
          </table:table-cell>
          <table:table-cell/>
          <table:table-cell table:style-name="ce34"/>
          <table:table-cell table:style-name="ce36" office:value-type="string" calcext:value-type="string">
            <text:p>+12333</text:p>
          </table:table-cell>
          <table:table-cell table:style-name="ce36" office:value-type="string" calcext:value-type="string">
            <text:p>+9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6" office:value-type="string" calcext:value-type="string">
            <text:p>+0.0005876 +156.12$</text:p>
          </table:table-cell>
          <table:table-cell table:style-name="ce36"/>
          <table:table-cell table:style-name="ce34" table:number-columns-repeated="6"/>
          <table:table-cell/>
          <table:table-cell table:style-name="ce34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3.01</text:p>
          </table:table-cell>
          <table:table-cell table:style-name="ce34"/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4" office:value-type="string" calcext:value-type="string">
            <text:p>101877.14</text:p>
          </table:table-cell>
          <table:table-cell table:style-name="ce34"/>
          <table:table-cell office:value-type="string" calcext:value-type="string">
            <text:p>155</text:p>
          </table:table-cell>
          <table:table-cell table:style-name="ce34"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05876</text:p>
          </table:table-cell>
          <table:table-cell table:style-name="ce34" office:value-type="string" calcext:value-type="string">
            <text:p>0.00063872</text:p>
          </table:table-cell>
          <table:table-cell table:style-name="ce34"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4"/>
          <table:table-cell office:value-type="string" calcext:value-type="string">
            <text:p>354206</text:p>
          </table:table-cell>
          <table:table-cell table:style-name="ce39"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9895 458.6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4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4"/>
          <table:table-cell office:value-type="string" calcext:value-type="string">
            <text:p>176.5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457.8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2</text:p>
          </table:table-cell>
          <table:table-cell table:style-name="ce34" office:value-type="string" calcext:value-type="string">
            <text:p>21 2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4" office:value-type="string" calcext:value-type="string">
            <text:p>98726.2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4"/>
          <table:table-cell table:style-name="ce39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932 459.6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5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3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3</text:p>
          </table:table-cell>
          <table:table-cell table:style-name="ce34" office:value-type="string" calcext:value-type="string">
            <text:p>16 55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4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4"/>
          <table:table-cell office:value-type="string" calcext:value-type="string">
            <text:p>607.23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5</text:p>
          </table:table-cell>
          <table:table-cell table:style-name="ce34" office:value-type="string" calcext:value-type="string">
            <text:p>23 4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4"/>
          <table:table-cell office:value-type="string" calcext:value-type="string">
            <text:p>350663</text:p>
          </table:table-cell>
          <table:table-cell/>
          <table:table-cell table:style-name="ce34"/>
          <table:table-cell office:value-type="string" calcext:value-type="string">
            <text:p>36.37+130.8</text:p>
          </table:table-cell>
          <table:table-cell table:style-name="ce34"/>
          <table:table-cell office:value-type="string" calcext:value-type="string">
            <text:p>127</text:p>
          </table:table-cell>
          <table:table-cell table:number-columns-repeated="2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6</text:p>
          </table:table-cell>
          <table:table-cell table:style-name="ce34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4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4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4"/>
          <table:table-cell office:value-type="string" calcext:value-type="string">
            <text:p>-950.91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4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4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office:value-type="string" calcext:value-type="string">
            <text:p>10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-15$ adv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7</text:p>
          </table:table-cell>
          <table:table-cell table:style-name="ce34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4" table:number-columns-repeated="2"/>
          <table:table-cell table:number-columns-repeated="6"/>
          <table:table-cell table:style-name="ce34" table:number-columns-repeated="2"/>
          <table:table-cell office:value-type="string" calcext:value-type="string">
            <text:p>170</text:p>
          </table:table-cell>
          <table:table-cell table:style-name="ce34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1050.91</text:p>
          </table:table-cell>
          <table:table-cell table:style-name="ce34"/>
          <table:table-cell office:value-type="string" calcext:value-type="string">
            <text:p>-2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7562 483.3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3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4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63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776 494.35$</text:p>
          </table:table-cell>
          <table:table-cell table:style-name="ce34" office:value-type="string" calcext:value-type="string">
            <text:p>43.07$</text:p>
          </table:table-cell>
          <table:table-cell table:style-name="ce34" office:value-type="string" calcext:value-type="string">
            <text:p>75.09$</text:p>
          </table:table-cell>
          <table:table-cell table:style-name="ce34" office:value-type="string" calcext:value-type="string">
            <text:p>21.03$</text:p>
          </table:table-cell>
          <table:table-cell table:style-name="ce34" office:value-type="string" calcext:value-type="string">
            <text:p>1274.99992511 208.9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843.31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8</text:p>
          </table:table-cell>
          <table:table-cell table:style-name="ce34" office:value-type="string" calcext:value-type="string">
            <text:p>21 4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86</text:p>
          </table:table-cell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4"/>
          <table:table-cell office:value-type="string" calcext:value-type="string">
            <text:p>-1214.7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1984 500.0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9</text:p>
          </table:table-cell>
          <table:table-cell table:style-name="ce34" office:value-type="string" calcext:value-type="string">
            <text:p>0 51</text:p>
          </table:table-cell>
          <table:table-cell/>
          <table:table-cell table:style-name="ce34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4" office:value-type="string" calcext:value-type="string">
            <text:p>76726.20</text:p>
          </table:table-cell>
          <table:table-cell table:style-name="ce34"/>
          <table:table-cell/>
          <table:table-cell table:style-name="ce34" table:number-columns-repeated="2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14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4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51.1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3806 502.1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4"/>
          <table:table-cell office:value-type="string" calcext:value-type="string">
            <text:p>-1365.94</text:p>
          </table:table-cell>
          <table:table-cell table:style-name="ce34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4"/>
          <table:table-cell table:style-name="ce34" office:value-type="string" calcext:value-type="string">
            <text:p>0.00734456 501.16$</text:p>
          </table:table-cell>
          <table:table-cell table:style-name="ce34"/>
          <table:table-cell table:style-name="ce34" office:value-type="string" calcext:value-type="string">
            <text:p>72.69</text:p>
          </table:table-cell>
          <table:table-cell table:style-name="ce34"/>
          <table:table-cell table:style-name="ce34" office:value-type="string" calcext:value-type="string">
            <text:p>186.5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0</text:p>
          </table:table-cell>
          <table:table-cell table:style-name="ce34" office:value-type="string" calcext:value-type="string">
            <text:p>23 03</text:p>
          </table:table-cell>
          <table:table-cell/>
          <table:table-cell table:style-name="ce34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38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628 511.33$</text:p>
          </table:table-cell>
          <table:table-cell table:style-name="ce34" office:value-type="string" calcext:value-type="string">
            <text:p>44.41$</text:p>
          </table:table-cell>
          <table:table-cell table:style-name="ce34" office:value-type="string" calcext:value-type="string">
            <text:p>74.13$</text:p>
          </table:table-cell>
          <table:table-cell table:style-name="ce34" office:value-type="string" calcext:value-type="string">
            <text:p>20.84$</text:p>
          </table:table-cell>
          <table:table-cell table:style-name="ce34" office:value-type="string" calcext:value-type="string">
            <text:p>190.3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841.97$</text:p>
          </table:table-cell>
          <table:table-cell table:style-name="ce34"/>
          <table:table-cell office:value-type="string" calcext:value-type="string">
            <text:p>4084/841 82%/17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1</text:p>
          </table:table-cell>
          <table:table-cell table:style-name="ce34" office:value-type="string" calcext:value-type="string">
            <text:p>18 33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4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4"/>
          <table:table-cell office:value-type="string" calcext:value-type="string">
            <text:p>160.08</text:p>
          </table:table-cell>
          <table:table-cell table:style-name="ce34"/>
          <table:table-cell/>
          <table:table-cell office:value-type="string" calcext:value-type="string">
            <text:p>39.96</text:p>
          </table:table-cell>
          <table:table-cell/>
          <table:table-cell table:style-name="ce34"/>
          <table:table-cell table:style-name="ce34" office:value-type="string" calcext:value-type="string">
            <text:p>0.00738465 533.87$</text:p>
          </table:table-cell>
          <table:table-cell table:style-name="ce34" office:value-type="string" calcext:value-type="string">
            <text:p>46.36$</text:p>
          </table:table-cell>
          <table:table-cell table:style-name="ce34" office:value-type="string" calcext:value-type="string">
            <text:p>76.99$</text:p>
          </table:table-cell>
          <table:table-cell table:style-name="ce34" office:value-type="string" calcext:value-type="string">
            <text:p>23.91$</text:p>
          </table:table-cell>
          <table:table-cell table:style-name="ce34" office:value-type="string" calcext:value-type="string">
            <text:p>195.32$</text:p>
          </table:table-cell>
          <table:table-cell table:style-name="ce34" office:value-type="string" calcext:value-type="string">
            <text:p>0.95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2</text:p>
          </table:table-cell>
          <table:table-cell table:style-name="ce34" office:value-type="string" calcext:value-type="string">
            <text:p>12 00</text:p>
          </table:table-cell>
          <table:table-cell/>
          <table:table-cell table:style-name="ce34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4"/>
          <table:table-cell table:style-name="ce40" office:value-type="string" calcext:value-type="string">
            <text:p>369869</text:p>
          </table:table-cell>
          <table:table-cell table:style-name="ce40" office:value-type="string" calcext:value-type="string">
            <text:p>4251</text:p>
          </table:table-cell>
          <table:table-cell table:style-name="ce34"/>
          <table:table-cell office:value-type="string" calcext:value-type="string">
            <text:p>-1526.02</text:p>
          </table:table-cell>
          <table:table-cell table:style-name="ce34"/>
          <table:table-cell/>
          <table:table-cell office:value-type="string" calcext:value-type="string">
            <text:p>-159.9</text:p>
          </table:table-cell>
          <table:table-cell/>
          <table:table-cell table:style-name="ce34"/>
          <table:table-cell table:style-name="ce34" office:value-type="string" calcext:value-type="string">
            <text:p>0.00739722 529.4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4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4"/>
          <table:table-cell office:value-type="string" calcext:value-type="string">
            <text:p>371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523.0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34"/>
          <table:table-cell office:value-type="string" calcext:value-type="string">
            <text:p>349661</text:p>
          </table:table-cell>
          <table:table-cell/>
          <table:table-cell table:style-name="ce34"/>
          <table:table-cell office:value-type="string" calcext:value-type="string">
            <text:p>-1897.31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3</text:p>
          </table:table-cell>
          <table:table-cell table:style-name="ce34" office:value-type="string" calcext:value-type="string">
            <text:p>19 5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9</text:p>
          </table:table-cell>
          <table:table-cell table:style-name="ce34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4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4"/>
          <table:table-cell office:value-type="string" calcext:value-type="string">
            <text:p>109.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60 540.86$</text:p>
          </table:table-cell>
          <table:table-cell table:style-name="ce34" table:number-columns-repeated="3"/>
          <table:table-cell table:style-name="ce34" office:value-type="string" calcext:value-type="string">
            <text:p>187.2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3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007.1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46.74$</text:p>
          </table:table-cell>
          <table:table-cell table:style-name="ce34"/>
          <table:table-cell table:style-name="ce34" office:value-type="string" calcext:value-type="string">
            <text:p>0.44317456 42.77$</text:p>
          </table:table-cell>
          <table:table-cell table:style-name="ce34" table:number-columns-repeated="4"/>
          <table:table-cell table:style-name="ce28" office:value-type="string" calcext:value-type="string">
            <text:p>in/out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3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4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7876 531.78$</text:p>
          </table:table-cell>
          <table:table-cell table:style-name="ce34"/>
          <table:table-cell table:style-name="ce34" office:value-type="string" calcext:value-type="string">
            <text:p>27.28$</text:p>
          </table:table-cell>
          <table:table-cell table:style-name="ce34" office:value-type="string" calcext:value-type="string">
            <text:p>0.75164856 72.59$</text:p>
          </table:table-cell>
          <table:table-cell table:style-name="ce34"/>
          <table:table-cell table:style-name="ce34" office:value-type="string" calcext:value-type="string">
            <text:p>0.92$</text:p>
          </table:table-cell>
          <table:table-cell table:style-name="ce34" office:value-type="string" calcext:value-type="string">
            <text:p>819.86$</text:p>
          </table:table-cell>
          <table:table-cell table:style-name="ce34"/>
          <table:table-cell office:value-type="string" calcext:value-type="string">
            <text:p>3809/999 81%/19%</text:p>
          </table:table-cell>
          <table:table-cell table:style-name="ce34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14</text:p>
          </table:table-cell>
          <table:table-cell table:style-name="ce34" office:value-type="string" calcext:value-type="string">
            <text:p>18 2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80</text:p>
          </table:table-cell>
          <table:table-cell table:style-name="ce34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4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4"/>
          <table:table-cell office:value-type="string" calcext:value-type="string">
            <text:p>84.4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0.00063872</text:p>
          </table:table-cell>
          <table:table-cell table:style-name="ce34" table:number-columns-repeated="6"/>
          <table:table-cell office:value-type="string" calcext:value-type="string">
            <text:p>https://wpcalc.com/raznica-v-procentax/</text:p>
          </table:table-cell>
          <table:table-cell table:style-name="ce3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5</text:p>
          </table:table-cell>
          <table:table-cell table:style-name="ce34" office:value-type="string" calcext:value-type="string">
            <text:p>7 02</text:p>
          </table:table-cell>
          <table:table-cell/>
          <table:table-cell table:style-name="ce34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4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870 497.38$</text:p>
          </table:table-cell>
          <table:table-cell table:style-name="ce34" office:value-type="string" calcext:value-type="string">
            <text:p>43.29$</text:p>
          </table:table-cell>
          <table:table-cell table:style-name="ce34" office:value-type="string" calcext:value-type="string">
            <text:p>25.69$</text:p>
          </table:table-cell>
          <table:table-cell table:style-name="ce34" office:value-type="string" calcext:value-type="string">
            <text:p>66.66$</text:p>
          </table:table-cell>
          <table:table-cell table:style-name="ce34" office:value-type="string" calcext:value-type="string">
            <text:p>172.7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806.62$</text:p>
          </table:table-cell>
          <table:table-cell table:style-name="ce34"/>
          <table:table-cell office:value-type="string" calcext:value-type="string">
            <text:p>3820/986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14</text:p>
          </table:table-cell>
          <table:table-cell/>
          <table:table-cell table:style-name="ce34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4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4"/>
          <table:table-cell office:value-type="string" calcext:value-type="string">
            <text:p>-2191.52</text:p>
          </table:table-cell>
          <table:table-cell table:style-name="ce34"/>
          <table:table-cell office:value-type="string" calcext:value-type="string">
            <text:p>3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2189 500.5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6</text:p>
          </table:table-cell>
          <table:table-cell table:style-name="ce34" office:value-type="string" calcext:value-type="string">
            <text:p>8 13</text:p>
          </table:table-cell>
          <table:table-cell/>
          <table:table-cell table:style-name="ce34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4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417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238 504.3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3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4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4"/>
          <table:table-cell office:value-type="string" calcext:value-type="string">
            <text:p>-2192.52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7</text:p>
          </table:table-cell>
          <table:table-cell table:style-name="ce34" office:value-type="string" calcext:value-type="string">
            <text:p>0 01</text:p>
          </table:table-cell>
          <table:table-cell/>
          <table:table-cell table:style-name="ce34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4" table:number-columns-repeated="2"/>
          <table:table-cell office:value-type="string" calcext:value-type="string">
            <text:p>56.53</text:p>
          </table:table-cell>
          <table:table-cell table:style-name="ce34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4"/>
          <table:table-cell office:value-type="string" calcext:value-type="string">
            <text:p>351275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4"/>
          <table:table-cell table:style-name="ce34" office:value-type="string" calcext:value-type="string">
            <text:p>0.00719007 482.9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0 45</text:p>
          </table:table-cell>
          <table:table-cell/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4" office:value-type="string" calcext:value-type="string">
            <text:p>111729.2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4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524.99</text:p>
          </table:table-cell>
          <table:table-cell table:number-columns-repeated="2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13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4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4"/>
          <table:table-cell office:value-type="string" calcext:value-type="string">
            <text:p>-2193.5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644 485.72$</text:p>
          </table:table-cell>
          <table:table-cell table:style-name="ce34" office:value-type="string" calcext:value-type="string">
            <text:p>42.95$</text:p>
          </table:table-cell>
          <table:table-cell table:style-name="ce34" office:value-type="string" calcext:value-type="string">
            <text:p>25.20$</text:p>
          </table:table-cell>
          <table:table-cell table:style-name="ce34" office:value-type="string" calcext:value-type="string">
            <text:p>64.23$</text:p>
          </table:table-cell>
          <table:table-cell table:style-name="ce34" office:value-type="string" calcext:value-type="string">
            <text:p>170.08$</text:p>
          </table:table-cell>
          <table:table-cell table:style-name="ce34" office:value-type="string" calcext:value-type="string">
            <text:p>0.77$</text:p>
          </table:table-cell>
          <table:table-cell table:style-name="ce34" office:value-type="string" calcext:value-type="string">
            <text:p>788.95$</text:p>
          </table:table-cell>
          <table:table-cell table:style-name="ce34"/>
          <table:table-cell office:value-type="string" calcext:value-type="string">
            <text:p>3878/94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8</text:p>
          </table:table-cell>
          <table:table-cell table:style-name="ce34" office:value-type="string" calcext:value-type="string">
            <text:p>7 2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4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1971 490.6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3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4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4"/>
          <table:table-cell office:value-type="string" calcext:value-type="string">
            <text:p>151.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661 490.2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4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4"/>
          <table:table-cell office:value-type="string" calcext:value-type="string">
            <text:p>-2344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3226 487.0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9</text:p>
          </table:table-cell>
          <table:table-cell table:style-name="ce34" office:value-type="string" calcext:value-type="string">
            <text:p>17 1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4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438 455.00$</text:p>
          </table:table-cell>
          <table:table-cell table:style-name="ce34"/>
          <table:table-cell table:style-name="ce34" office:value-type="string" calcext:value-type="string">
            <text:p>23.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0</text:p>
          </table:table-cell>
          <table:table-cell table:style-name="ce34" office:value-type="string" calcext:value-type="string">
            <text:p>20 3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4.94</text:p>
          </table:table-cell>
          <table:table-cell table:style-name="ce34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4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4"/>
          <table:table-cell office:value-type="string" calcext:value-type="string">
            <text:p>580.46</text:p>
          </table:table-cell>
          <table:table-cell table:style-name="ce34"/>
          <table:table-cell office:value-type="string" calcext:value-type="string">
            <text:p>13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8676 468.12$</text:p>
          </table:table-cell>
          <table:table-cell table:style-name="ce34" table:number-columns-repeated="3"/>
          <table:table-cell table:style-name="ce34" office:value-type="string" calcext:value-type="string">
            <text:p>849.99985838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1</text:p>
          </table:table-cell>
          <table:table-cell table:style-name="ce34" office:value-type="string" calcext:value-type="string">
            <text:p>0 2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4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25.38</text:p>
          </table:table-cell>
          <table:table-cell table:style-name="ce34"/>
          <table:table-cell office:value-type="string" calcext:value-type="string">
            <text:p>-66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9251 493.26$</text:p>
          </table:table-cell>
          <table:table-cell table:style-name="ce34" table:number-columns-repeated="3"/>
          <table:table-cell table:style-name="ce34" office:value-type="string" calcext:value-type="string">
            <text:p>113.9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4" table:number-columns-repeated="2"/>
          <table:table-cell office:value-type="string" calcext:value-type="string">
            <text:p>0</text:p>
          </table:table-cell>
          <table:table-cell table:style-name="ce34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4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618 486.06$</text:p>
          </table:table-cell>
          <table:table-cell table:style-name="ce34" office:value-type="string" calcext:value-type="string">
            <text:p>42.72$</text:p>
          </table:table-cell>
          <table:table-cell table:style-name="ce34" office:value-type="string" calcext:value-type="string">
            <text:p>81.01$</text:p>
          </table:table-cell>
          <table:table-cell table:style-name="ce34" office:value-type="string" calcext:value-type="string">
            <text:p>64.19$</text:p>
          </table:table-cell>
          <table:table-cell table:style-name="ce34" office:value-type="string" calcext:value-type="string">
            <text:p>116.95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18.22$</text:p>
          </table:table-cell>
          <table:table-cell table:style-name="ce34"/>
          <table:table-cell office:value-type="string" calcext:value-type="string">
            <text:p>3782/974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/>
          <table:table-cell table:style-name="ce34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4" table:number-columns-repeated="2"/>
          <table:table-cell table:style-name="ce28" office:value-type="string" calcext:value-type="string">
            <text:p>EXO $</text:p>
          </table:table-cell>
          <table:table-cell table:style-name="ce34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4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4"/>
          <table:table-cell office:value-type="string" calcext:value-type="string">
            <text:p>-2926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158 477.58$</text:p>
          </table:table-cell>
          <table:table-cell table:style-name="ce34" table:number-columns-repeated="7"/>
          <table:table-cell/>
          <table:table-cell table:style-name="ce34"/>
          <table:table-cell table:style-name="ce28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2</text:p>
          </table:table-cell>
          <table:table-cell table:style-name="ce34" office:value-type="string" calcext:value-type="string">
            <text:p>2 4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office:value-type="string" calcext:value-type="string">
            <text:p>286.12</text:p>
          </table:table-cell>
          <table:table-cell table:style-name="ce34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4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8" office:value-type="string" calcext:value-type="string">
            <text:p>рЭ к д</text:p>
          </table:table-cell>
          <table:table-cell table:style-name="ce47"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641 478.76$</text:p>
          </table:table-cell>
          <table:table-cell table:style-name="ce34" office:value-type="string" calcext:value-type="string">
            <text:p>41.83$</text:p>
          </table:table-cell>
          <table:table-cell table:style-name="ce34" office:value-type="string" calcext:value-type="string">
            <text:p>79.84$</text:p>
          </table:table-cell>
          <table:table-cell table:style-name="ce34" office:value-type="string" calcext:value-type="string">
            <text:p>64.40$</text:p>
          </table:table-cell>
          <table:table-cell table:style-name="ce34" office:value-type="string" calcext:value-type="string">
            <text:p>125.62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71.05$</text:p>
          </table:table-cell>
          <table:table-cell table:style-name="ce34"/>
          <table:table-cell office:value-type="string" calcext:value-type="string">
            <text:p>3799/971 79%/20.3%</text:p>
          </table:table-cell>
          <table:table-cell table:style-name="ce34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1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6" office:value-type="string" calcext:value-type="string">
            <text:p>+910.82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4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4"/>
          <table:table-cell office:value-type="string" calcext:value-type="string">
            <text:p>101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766 464.5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3</text:p>
          </table:table-cell>
          <table:table-cell table:style-name="ce34" office:value-type="string" calcext:value-type="string">
            <text:p>15 0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96010.02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4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4"/>
          <table:table-cell office:value-type="string" calcext:value-type="string">
            <text:p>-3027.38</text:p>
          </table:table-cell>
          <table:table-cell table:style-name="ce34"/>
          <table:table-cell office:value-type="string" calcext:value-type="string">
            <text:p>-834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803 476.04$</text:p>
          </table:table-cell>
          <table:table-cell table:style-name="ce34"/>
          <table:table-cell table:style-name="ce34" office:value-type="string" calcext:value-type="string">
            <text:p>78.85$</text:p>
          </table:table-cell>
          <table:table-cell table:style-name="ce34"/>
          <table:table-cell table:style-name="ce34" office:value-type="string" calcext:value-type="string">
            <text:p>118.57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60.45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4</text:p>
          </table:table-cell>
          <table:table-cell table:style-name="ce34" office:value-type="string" calcext:value-type="string">
            <text:p>0 5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4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4"/>
          <table:table-cell table:style-name="ce34" office:value-type="string" calcext:value-type="string">
            <text:p>0.00738010 478.5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4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4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4"/>
          <table:table-cell office:value-type="string" calcext:value-type="string">
            <text:p>598.65</text:p>
          </table:table-cell>
          <table:table-cell table:style-name="ce34"/>
          <table:table-cell office:value-type="string" calcext:value-type="string">
            <text:p>-982.99</text:p>
          </table:table-cell>
          <table:table-cell table:style-name="ce37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4"/>
          <table:table-cell table:style-name="ce34" office:value-type="string" calcext:value-type="string">
            <text:p>0.00739999 490.91$</text:p>
          </table:table-cell>
          <table:table-cell table:style-name="ce34"/>
          <table:table-cell table:style-name="ce34" office:value-type="string" calcext:value-type="string">
            <text:p>81.04$</text:p>
          </table:table-cell>
          <table:table-cell table:style-name="ce34"/>
          <table:table-cell table:style-name="ce34" office:value-type="string" calcext:value-type="string">
            <text:p>122.82$</text:p>
          </table:table-cell>
          <table:table-cell table:style-name="ce34" office:value-type="string" calcext:value-type="string">
            <text:p>0.83$</text:p>
          </table:table-cell>
          <table:table-cell table:style-name="ce34" office:value-type="string" calcext:value-type="string">
            <text:p>985.56$</text:p>
          </table:table-cell>
          <table:table-cell table:style-name="ce34"/>
          <table:table-cell office:value-type="string" calcext:value-type="string">
            <text:p>3767/985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5</text:p>
          </table:table-cell>
          <table:table-cell table:style-name="ce34" office:value-type="string" calcext:value-type="string">
            <text:p>17 31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4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4"/>
          <table:table-cell office:value-type="string" calcext:value-type="string">
            <text:p>193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51 512.1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1</text:p>
          </table:table-cell>
          <table:table-cell/>
          <table:table-cell table:style-name="ce34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34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4"/>
          <table:table-cell office:value-type="string" calcext:value-type="string">
            <text:p>-3819.95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0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4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8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2633 517.2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6</text:p>
          </table:table-cell>
          <table:table-cell table:style-name="ce34" office:value-type="string" calcext:value-type="string">
            <text:p>6 48</text:p>
          </table:table-cell>
          <table:table-cell/>
          <table:table-cell table:style-name="ce34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4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1165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4062 524.25$</text:p>
          </table:table-cell>
          <table:table-cell table:style-name="ce34"/>
          <table:table-cell table:style-name="ce34" office:value-type="string" calcext:value-type="string">
            <text:p>86.22$</text:p>
          </table:table-cell>
          <table:table-cell table:style-name="ce34"/>
          <table:table-cell table:style-name="ce34" office:value-type="string" calcext:value-type="string">
            <text:p>124.8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1029.66$</text:p>
          </table:table-cell>
          <table:table-cell table:style-name="ce34"/>
          <table:table-cell office:value-type="string" calcext:value-type="string">
            <text:p>3793/1029</text:p>
          </table:table-cell>
          <table:table-cell table:style-name="ce34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7</text:p>
          </table:table-cell>
          <table:table-cell table:style-name="ce34" office:value-type="string" calcext:value-type="string">
            <text:p>0 4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4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5997 522.09$</text:p>
          </table:table-cell>
          <table:table-cell table:style-name="ce34"/>
          <table:table-cell table:style-name="ce34" office:value-type="string" calcext:value-type="string">
            <text:p>85.63$</text:p>
          </table:table-cell>
          <table:table-cell table:style-name="ce34"/>
          <table:table-cell table:style-name="ce34" office:value-type="string" calcext:value-type="string">
            <text:p>117.46$</text:p>
          </table:table-cell>
          <table:table-cell table:style-name="ce34" office:value-type="string" calcext:value-type="string">
            <text:p>0.87$</text:p>
          </table:table-cell>
          <table:table-cell table:style-name="ce34" office:value-type="string" calcext:value-type="string">
            <text:p>1022.47$</text:p>
          </table:table-cell>
          <table:table-cell table:style-name="ce34"/>
          <table:table-cell office:value-type="string" calcext:value-type="string">
            <text:p>3806/1022</text:p>
          </table:table-cell>
          <table:table-cell table:style-name="ce34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6 4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88</text:p>
          </table:table-cell>
          <table:table-cell table:style-name="ce34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4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4"/>
          <table:table-cell office:value-type="string" calcext:value-type="string">
            <text:p>187.8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7949 520.6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3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4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4"/>
          <table:table-cell office:value-type="string" calcext:value-type="string">
            <text:p>-4007.7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8710 515.5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8</text:p>
          </table:table-cell>
          <table:table-cell table:style-name="ce34" office:value-type="string" calcext:value-type="string">
            <text:p>18 2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4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297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0599 533.6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9</text:p>
          </table:table-cell>
          <table:table-cell table:style-name="ce34" office:value-type="string" calcext:value-type="string">
            <text:p>7 3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4.92</text:p>
          </table:table-cell>
          <table:table-cell table:style-name="ce34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4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-4305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2035 529.32$</text:p>
          </table:table-cell>
          <table:table-cell table:style-name="ce34"/>
          <table:table-cell table:style-name="ce34" office:value-type="string" calcext:value-type="string">
            <text:p>86.17$</text:p>
          </table:table-cell>
          <table:table-cell table:style-name="ce34"/>
          <table:table-cell table:style-name="ce34" office:value-type="string" calcext:value-type="string">
            <text:p>118.23$</text:p>
          </table:table-cell>
          <table:table-cell table:style-name="ce34" office:value-type="string" calcext:value-type="string">
            <text:p>0.89$</text:p>
          </table:table-cell>
          <table:table-cell table:style-name="ce34" office:value-type="string" calcext:value-type="string">
            <text:p>1030.74$</text:p>
          </table:table-cell>
          <table:table-cell table:style-name="ce34"/>
          <table:table-cell office:value-type="string" calcext:value-type="string">
            <text:p>3813/1030</text:p>
          </table:table-cell>
          <table:table-cell table:style-name="ce34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1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4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4"/>
          <table:table-cell office:value-type="string" calcext:value-type="string">
            <text:p>163.86</text:p>
          </table:table-cell>
          <table:table-cell table:style-name="ce34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4"/>
          <table:table-cell table:style-name="ce34" office:value-type="string" calcext:value-type="string">
            <text:p>0.00753194 529.6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8</text:p>
          </table:table-cell>
          <table:table-cell/>
          <table:table-cell table:style-name="ce34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4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4"/>
          <table:table-cell office:value-type="string" calcext:value-type="string">
            <text:p>-4469.51</text:p>
          </table:table-cell>
          <table:table-cell table:style-name="ce34"/>
          <table:table-cell table:style-name="ce37" office:value-type="string" calcext:value-type="string">
            <text:p>-1347.99</text:p>
          </table:table-cell>
          <table:table-cell/>
          <table:table-cell table:style-name="ce37" office:value-type="string" calcext:value-type="string">
            <text:p>-280.99</text:p>
          </table:table-cell>
          <table:table-cell table:style-name="ce34"/>
          <table:table-cell table:style-name="ce34" office:value-type="string" calcext:value-type="string">
            <text:p>0.00753543 522.5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30</text:p>
          </table:table-cell>
          <table:table-cell table:style-name="ce34" office:value-type="string" calcext:value-type="string">
            <text:p>5 24</text:p>
          </table:table-cell>
          <table:table-cell/>
          <table:table-cell table:style-name="ce34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89</text:p>
          </table:table-cell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4630 527$</text:p>
          </table:table-cell>
          <table:table-cell table:style-name="ce34" table:number-columns-repeated="3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2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0924.6</text:p>
          </table:table-cell>
          <table:table-cell table:style-name="ce36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4"/>
          <table:table-cell table:style-name="ce46" office:value-type="string" calcext:value-type="string">
            <text:p>-3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6646 528.13$</text:p>
          </table:table-cell>
          <table:table-cell table:style-name="ce34"/>
          <table:table-cell table:style-name="ce34" office:value-type="string" calcext:value-type="string">
            <text:p>85.37$</text:p>
          </table:table-cell>
          <table:table-cell table:style-name="ce34"/>
          <table:table-cell table:style-name="ce34" office:value-type="string" calcext:value-type="string">
            <text:p>112.87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28.89$</text:p>
          </table:table-cell>
          <table:table-cell table:style-name="ce34"/>
          <table:table-cell office:value-type="string" calcext:value-type="string">
            <text:p>3738/1028</text:p>
          </table:table-cell>
          <table:table-cell table:style-name="ce34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31</text:p>
          </table:table-cell>
          <table:table-cell table:style-name="ce34" office:value-type="string" calcext:value-type="string">
            <text:p>21 1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0422.18</text:p>
          </table:table-cell>
          <table:table-cell/>
          <table:table-cell table:style-name="ce36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 office:value-type="string" calcext:value-type="string">
            <text:p>502.4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table:style-name="ce34"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115.85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40.09$</text:p>
          </table:table-cell>
          <table:table-cell table:style-name="ce34"/>
          <table:table-cell office:value-type="string" calcext:value-type="string">
            <text:p>3732/1040</text:p>
          </table:table-cell>
          <table:table-cell table:style-name="ce34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4" table:number-columns-repeated="2"/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style-name="ce37" office:value-type="string" calcext:value-type="string">
            <text:p>-15093.96</text:p>
          </table:table-cell>
          <table:table-cell table:number-columns-repeated="3"/>
          <table:table-cell table:style-name="ce34"/>
          <table:table-cell table:style-name="ce37" office:value-type="string" calcext:value-type="string">
            <text:p>-8291</text:p>
          </table:table-cell>
          <table:table-cell table:style-name="ce37" office:value-type="string" calcext:value-type="string">
            <text:p>-309</text:p>
          </table:table-cell>
          <table:table-cell table:style-name="ce34"/>
          <table:table-cell table:style-name="ce37" office:value-type="string" calcext:value-type="string">
            <text:p>-4971.93</text:p>
          </table:table-cell>
          <table:table-cell table:style-name="ce34"/>
          <table:table-cell table:number-columns-repeated="3"/>
          <table:table-cell table:style-name="ce34"/>
          <table:table-cell table:style-name="ce36" office:value-type="string" calcext:value-type="string">
            <text:p>+0.00019354 +75.61$</text:p>
          </table:table-cell>
          <table:table-cell table:style-name="ce34" table:number-columns-repeated="2"/>
          <table:table-cell table:style-name="ce34" office:value-type="string" calcext:value-type="string">
            <text:p>108.81$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 table:style-name="ce28" office:value-type="string" calcext:value-type="string">
            <text:p>$cap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/>
          <table:table-cell office:value-type="string" calcext:value-type="string">
            <text:p>1203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96010.02</text:p>
          </table:table-cell>
          <table:table-cell table:style-name="ce34"/>
          <table:table-cell/>
          <table:table-cell table:style-name="ce34"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table:style-name="ce34"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6" office:value-type="string" calcext:value-type="string">
            <text:p>+196.78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 office:value-type="string" calcext:value-type="string">
            <text:p>1 07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664 537.5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46</text:p>
          </table:table-cell>
          <table:table-cell/>
          <table:table-cell table:style-name="ce34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4"/>
          <table:table-cell table:style-name="ce39" office:value-type="string" calcext:value-type="string">
            <text:p>344813</text:p>
          </table:table-cell>
          <table:table-cell table:style-name="ce39" office:value-type="string" calcext:value-type="string">
            <text:p>3733</text:p>
          </table:table-cell>
          <table:table-cell table:style-name="ce34"/>
          <table:table-cell table:style-name="ce49" office:value-type="string" calcext:value-type="string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0398 535.4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0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4.9</text:p>
          </table:table-cell>
          <table:table-cell table:style-name="ce34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4"/>
          <table:table-cell table:style-name="ce39" office:value-type="string" calcext:value-type="string">
            <text:p>345148</text:p>
          </table:table-cell>
          <table:table-cell table:style-name="ce39" office:value-type="string" calcext:value-type="string">
            <text:p>373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1490 523.0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2</text:p>
          </table:table-cell>
          <table:table-cell table:style-name="ce34" office:value-type="string" calcext:value-type="string">
            <text:p>7 0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4"/>
          <table:table-cell table:style-name="ce39" office:value-type="string" calcext:value-type="string">
            <text:p>345309</text:p>
          </table:table-cell>
          <table:table-cell table:style-name="ce39" office:value-type="string" calcext:value-type="string">
            <text:p>37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2802 507.9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0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4.91</text:p>
          </table:table-cell>
          <table:table-cell table:style-name="ce34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4"/>
          <table:table-cell table:style-name="ce39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4"/>
          <table:table-cell office:value-type="string" calcext:value-type="string">
            <text:p>263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 501.44$</text:p>
          </table:table-cell>
          <table:table-cell table:style-name="ce34"/>
          <table:table-cell table:style-name="ce34" office:value-type="string" calcext:value-type="string">
            <text:p>51.5$</text:p>
          </table:table-cell>
          <table:table-cell table:style-name="ce34"/>
          <table:table-cell table:style-name="ce34" office:value-type="string" calcext:value-type="string">
            <text:p>110.15$</text:p>
          </table:table-cell>
          <table:table-cell table:style-name="ce34" office:value-type="string" calcext:value-type="string">
            <text:p>0.95$</text:p>
          </table:table-cell>
          <table:table-cell table:style-name="ce34" office:value-type="string" calcext:value-type="string">
            <text:p>997.8$</text:p>
          </table:table-cell>
          <table:table-cell table:style-name="ce34"/>
          <table:table-cell office:value-type="string" calcext:value-type="string">
            <text:p>3733/99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3</text:p>
          </table:table-cell>
          <table:table-cell table:style-name="ce34" office:value-type="string" calcext:value-type="string">
            <text:p>0 57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4"/>
          <table:table-cell table:style-name="ce39" office:value-type="string" calcext:value-type="string">
            <text:p>345513</text:p>
          </table:table-cell>
          <table:table-cell/>
          <table:table-cell table:style-name="ce34"/>
          <table:table-cell office:value-type="string" calcext:value-type="string">
            <text:p>-364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516 501.5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 05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26.42ю</text:p>
          </table:table-cell>
          <table:table-cell table:style-name="ce34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333.03</text:p>
          </table:table-cell>
          <table:table-cell table:style-name="ce34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4"/>
          <table:table-cell table:style-name="ce39" office:value-type="string" calcext:value-type="string">
            <text:p>346663</text:p>
          </table:table-cell>
          <table:table-cell table:style-name="ce43" office:value-type="string" calcext:value-type="string">
            <text:p>3752</text:p>
          </table:table-cell>
          <table:table-cell table:style-name="ce34"/>
          <table:table-cell office:value-type="string" calcext:value-type="string">
            <text:p>413.0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195 505.7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4</text:p>
          </table:table-cell>
          <table:table-cell table:style-name="ce34" office:value-type="string" calcext:value-type="string">
            <text:p>1 37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333.07</text:p>
          </table:table-cell>
          <table:table-cell table:style-name="ce34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4"/>
          <table:table-cell table:style-name="ce39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4"/>
          <table:table-cell office:value-type="string" calcext:value-type="string">
            <text:p>-777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926 506.0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0</text:p>
          </table:table-cell>
          <table:table-cell/>
          <table:table-cell table:style-name="ce34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4" office:value-type="string" calcext:value-type="string">
            <text:p>93910.02</text:p>
          </table:table-cell>
          <table:table-cell table:style-name="ce34"/>
          <table:table-cell/>
          <table:table-cell table:style-name="ce34" office:value-type="string" calcext:value-type="string">
            <text:p>333.14</text:p>
          </table:table-cell>
          <table:table-cell table:style-name="ce34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4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4"/>
          <table:table-cell office:value-type="string" calcext:value-type="string">
            <text:p>735.6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9333 521.8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5</text:p>
          </table:table-cell>
          <table:table-cell table:style-name="ce34" office:value-type="string" calcext:value-type="string">
            <text:p>2 1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4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4"/>
          <table:table-cell office:value-type="string" calcext:value-type="string">
            <text:p>-1512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0304 524.66$</text:p>
          </table:table-cell>
          <table:table-cell table:style-name="ce34"/>
          <table:table-cell table:style-name="ce34" office:value-type="string" calcext:value-type="string">
            <text:p>53.07$</text:p>
          </table:table-cell>
          <table:table-cell table:style-name="ce34"/>
          <table:table-cell table:style-name="ce34" office:value-type="string" calcext:value-type="string">
            <text:p>109.73$</text:p>
          </table:table-cell>
          <table:table-cell table:style-name="ce34" office:value-type="string" calcext:value-type="string">
            <text:p>0.86$</text:p>
          </table:table-cell>
          <table:table-cell table:style-name="ce34" office:value-type="string" calcext:value-type="string">
            <text:p>1013.87$</text:p>
          </table:table-cell>
          <table:table-cell table:style-name="ce34"/>
          <table:table-cell office:value-type="string" calcext:value-type="string">
            <text:p>3741/1013</text:p>
          </table:table-cell>
          <table:table-cell table:style-name="ce34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20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4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570 521.8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6</text:p>
          </table:table-cell>
          <table:table-cell table:style-name="ce34"/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4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952 522.9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7</text:p>
          </table:table-cell>
          <table:table-cell table:style-name="ce34" office:value-type="string" calcext:value-type="string">
            <text:p>22 0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56.42ю</text:p>
          </table:table-cell>
          <table:table-cell table:style-name="ce34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4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050 538.68$</text:p>
          </table:table-cell>
          <table:table-cell table:style-name="ce34"/>
          <table:table-cell table:style-name="ce34" office:value-type="string" calcext:value-type="string">
            <text:p>54.18$</text:p>
          </table:table-cell>
          <table:table-cell table:style-name="ce34"/>
          <table:table-cell table:style-name="ce34" office:value-type="string" calcext:value-type="string">
            <text:p>119.2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1043.65$</text:p>
          </table:table-cell>
          <table:table-cell table:style-name="ce34"/>
          <table:table-cell office:value-type="string" calcext:value-type="string">
            <text:p>3744/1043</text:p>
          </table:table-cell>
          <table:table-cell table:style-name="ce34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08</text:p>
          </table:table-cell>
          <table:table-cell table:style-name="ce34" office:value-type="string" calcext:value-type="string">
            <text:p>2 0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713.38</text:p>
          </table:table-cell>
          <table:table-cell table:style-name="ce34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4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572 539.2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4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9562 554.2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4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4"/>
          <table:table-cell office:value-type="string" calcext:value-type="string">
            <text:p>305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0055 562.6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4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4"/>
          <table:table-cell office:value-type="string" calcext:value-type="string">
            <text:p>-1818.18</text:p>
          </table:table-cell>
          <table:table-cell table:style-name="ce34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4"/>
          <table:table-cell table:style-name="ce34" office:value-type="string" calcext:value-type="string">
            <text:p>0.00780174 557.3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9</text:p>
          </table:table-cell>
          <table:table-cell table:style-name="ce34" office:value-type="string" calcext:value-type="string">
            <text:p>5 2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4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1509 557.5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716.48</text:p>
          </table:table-cell>
          <table:table-cell table:style-name="ce34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4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4"/>
          <table:table-cell office:value-type="string" calcext:value-type="string">
            <text:p>179.66</text:p>
          </table:table-cell>
          <table:table-cell table:style-name="ce34"/>
          <table:table-cell table:number-columns-repeated="2"/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782975 540.17$</text:p>
          </table:table-cell>
          <table:table-cell table:style-name="ce34" table:number-columns-repeated="3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5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4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4"/>
          <table:table-cell table:style-name="ce49" office:value-type="float" office:value="100" calcext:value-type="float">
            <text:p>100</text:p>
          </table:table-cell>
          <table:table-cell table:style-name="ce34"/>
          <table:table-cell table:number-columns-repeated="2"/>
          <table:table-cell office:value-type="string" calcext:value-type="string">
            <text:p>-199.99</text:p>
          </table:table-cell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0</text:p>
          </table:table-cell>
          <table:table-cell table:style-name="ce34" office:value-type="string" calcext:value-type="string">
            <text:p>7 38</text:p>
          </table:table-cell>
          <table:table-cell/>
          <table:table-cell table:style-name="ce34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717.77</text:p>
          </table:table-cell>
          <table:table-cell table:style-name="ce34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4"/>
          <table:table-cell table:style-name="ce39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4"/>
          <table:table-cell office:value-type="string" calcext:value-type="string">
            <text:p>-2097.84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1</text:p>
          </table:table-cell>
          <table:table-cell table:style-name="ce34" office:value-type="string" calcext:value-type="string">
            <text:p>2 3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4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744 554.5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4 4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4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891 55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722.05</text:p>
          </table:table-cell>
          <table:table-cell table:style-name="ce34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4"/>
          <table:table-cell table:style-name="ce39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+0.00027642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2</text:p>
          </table:table-cell>
          <table:table-cell table:style-name="ce34" office:value-type="string" calcext:value-type="string">
            <text:p>5 13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4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4"/>
          <table:table-cell office:value-type="string" calcext:value-type="string">
            <text:p>198.41</text:p>
          </table:table-cell>
          <table:table-cell table:style-name="ce34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4"/>
          <table:table-cell table:style-name="ce34" office:value-type="string" calcext:value-type="string">
            <text:p>0.00789799 557.3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3</text:p>
          </table:table-cell>
          <table:table-cell table:style-name="ce34" office:value-type="string" calcext:value-type="string">
            <text:p>5 22</text:p>
          </table:table-cell>
          <table:table-cell/>
          <table:table-cell table:style-name="ce34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718.86</text:p>
          </table:table-cell>
          <table:table-cell table:style-name="ce34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4"/>
          <table:table-cell table:style-name="ce39" office:value-type="string" calcext:value-type="string">
            <text:p>365170</text:p>
          </table:table-cell>
          <table:table-cell table:style-name="ce39" office:value-type="string" calcext:value-type="string">
            <text:p>3907</text:p>
          </table:table-cell>
          <table:table-cell table:style-name="ce34"/>
          <table:table-cell office:value-type="string" calcext:value-type="string">
            <text:p>-2296.25</text:p>
          </table:table-cell>
          <table:table-cell table:style-name="ce34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4"/>
          <table:table-cell table:style-name="ce34" office:value-type="string" calcext:value-type="string">
            <text:p>0.00792178 524.76$</text:p>
          </table:table-cell>
          <table:table-cell table:style-name="ce34"/>
          <table:table-cell table:style-name="ce34" office:value-type="string" calcext:value-type="string">
            <text:p>53.65$</text:p>
          </table:table-cell>
          <table:table-cell table:style-name="ce34"/>
          <table:table-cell table:style-name="ce34" office:value-type="string" calcext:value-type="string">
            <text:p>105.31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95.68$</text:p>
          </table:table-cell>
          <table:table-cell table:style-name="ce34"/>
          <table:table-cell office:value-type="string" calcext:value-type="string">
            <text:p>3907/995</text:p>
          </table:table-cell>
          <table:table-cell table:style-name="ce34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4</text:p>
          </table:table-cell>
          <table:table-cell table:style-name="ce34" office:value-type="string" calcext:value-type="string">
            <text:p>5 5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4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4"/>
          <table:table-cell/>
          <table:table-cell table:style-name="ce34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4"/>
          <table:table-cell table:style-name="ce34" office:value-type="string" calcext:value-type="string">
            <text:p>0.00794587 501.1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0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4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4"/>
          <table:table-cell table:style-name="ce34" office:value-type="string" calcext:value-type="string">
            <text:p>0.00795318 509.34$</text:p>
          </table:table-cell>
          <table:table-cell table:style-name="ce34" table:number-columns-repeated="3"/>
          <table:table-cell table:style-name="ce34" office:value-type="string" calcext:value-type="string">
            <text:p>104.88$</text:p>
          </table:table-cell>
          <table:table-cell table:style-name="ce34" office:value-type="string" calcext:value-type="string">
            <text:p>0.7$</text:p>
          </table:table-cell>
          <table:table-cell table:style-name="ce34" office:value-type="string" calcext:value-type="string">
            <text:p>919.5$</text:p>
          </table:table-cell>
          <table:table-cell table:style-name="ce34"/>
          <table:table-cell office:value-type="string" calcext:value-type="string">
            <text:p>3900/919</text:p>
          </table:table-cell>
          <table:table-cell table:style-name="ce34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5</text:p>
          </table:table-cell>
          <table:table-cell table:style-name="ce34" office:value-type="string" calcext:value-type="string">
            <text:p>1 1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4"/>
          <table:table-cell office:value-type="string" calcext:value-type="string">
            <text:p>364500</text:p>
          </table:table-cell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4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4"/>
          <table:table-cell office:value-type="string" calcext:value-type="string">
            <text:p>686.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98034 529.6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<text:s/>3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82.26</text:p>
          </table:table-cell>
          <table:table-cell table:style-name="ce34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6</text:p>
          </table:table-cell>
          <table:table-cell table:style-name="ce34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729.34</text:p>
          </table:table-cell>
          <table:table-cell table:style-name="ce34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4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4"/>
          <table:table-cell table:style-name="ce34" office:value-type="string" calcext:value-type="string">
            <text:p>0.00800125 507.55$</text:p>
          </table:table-cell>
          <table:table-cell table:style-name="ce34"/>
          <table:table-cell table:style-name="ce34" office:value-type="string" calcext:value-type="string">
            <text:p>50.75$</text:p>
          </table:table-cell>
          <table:table-cell table:style-name="ce34"/>
          <table:table-cell table:style-name="ce34" office:value-type="string" calcext:value-type="string">
            <text:p>101.74$</text:p>
          </table:table-cell>
          <table:table-cell table:style-name="ce34" office:value-type="string" calcext:value-type="string">
            <text:p>0.74$</text:p>
          </table:table-cell>
          <table:table-cell table:style-name="ce34" office:value-type="string" calcext:value-type="string">
            <text:p>964.44$</text:p>
          </table:table-cell>
          <table:table-cell table:style-name="ce34"/>
          <table:table-cell office:value-type="string" calcext:value-type="string">
            <text:p>3886/964</text:p>
          </table:table-cell>
          <table:table-cell table:style-name="ce34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8 5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725.88</text:p>
          </table:table-cell>
          <table:table-cell table:style-name="ce34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4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4"/>
          <table:table-cell office:value-type="string" calcext:value-type="string">
            <text:p>467.9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714 494.4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4"/>
          <table:table-cell office:value-type="string" calcext:value-type="string">
            <text:p>363934</text:p>
          </table:table-cell>
          <table:table-cell/>
          <table:table-cell table:style-name="ce34"/>
          <table:table-cell office:value-type="string" calcext:value-type="string">
            <text:p>-3450.1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917 500.0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7</text:p>
          </table:table-cell>
          <table:table-cell table:style-name="ce34" office:value-type="string" calcext:value-type="string">
            <text:p>5 1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4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271 512.02$</text:p>
          </table:table-cell>
          <table:table-cell table:style-name="ce34"/>
          <table:table-cell table:style-name="ce34" office:value-type="string" calcext:value-type="string">
            <text:p>51.32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727.33</text:p>
          </table:table-cell>
          <table:table-cell table:style-name="ce34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4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588 508.65$</text:p>
          </table:table-cell>
          <table:table-cell table:style-name="ce34"/>
          <table:table-cell table:style-name="ce34" office:value-type="string" calcext:value-type="string">
            <text:p>50.8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1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4"/>
          <table:table-cell table:style-name="ce28" office:value-type="string" calcext:value-type="string">
            <text:p>all$ exodus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8</text:p>
          </table:table-cell>
          <table:table-cell table:style-name="ce34" office:value-type="string" calcext:value-type="string">
            <text:p>5 0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725.74</text:p>
          </table:table-cell>
          <table:table-cell table:style-name="ce34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4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4"/>
          <table:table-cell office:value-type="string" calcext:value-type="string">
            <text:p>51</text:p>
          </table:table-cell>
          <table:table-cell table:style-name="ce34"/>
          <table:table-cell office:value-type="string" calcext:value-type="string">
            <text:p>11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3999 495.01$</text:p>
          </table:table-cell>
          <table:table-cell table:style-name="ce34"/>
          <table:table-cell table:style-name="ce34" office:value-type="string" calcext:value-type="string">
            <text:p>49.20$</text:p>
          </table:table-cell>
          <table:table-cell table:style-name="ce34" office:value-type="string" calcext:value-type="string">
            <text:p>303.91</text:p>
          </table:table-cell>
          <table:table-cell table:style-name="ce34" office:value-type="string" calcext:value-type="string">
            <text:p>102.25$</text:p>
          </table:table-cell>
          <table:table-cell table:style-name="ce34" office:value-type="string" calcext:value-type="string">
            <text:p>0.73$</text:p>
          </table:table-cell>
          <table:table-cell table:style-name="ce34" office:value-type="string" calcext:value-type="string">
            <text:p>950.81$</text:p>
          </table:table-cell>
          <table:table-cell table:style-name="ce34"/>
          <table:table-cell office:value-type="string" calcext:value-type="string">
            <text:p>3848/950</text:p>
          </table:table-cell>
          <table:table-cell table:style-name="ce34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9" office:value-type="string" calcext:value-type="string">
            <text:p>368919</text:p>
          </table:table-cell>
          <table:table-cell table:style-name="ce39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9" office:value-type="string" calcext:value-type="string">
            <text:p>374490</text:p>
          </table:table-cell>
          <table:table-cell table:style-name="ce39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0" office:value-type="string" calcext:value-type="string">
            <text:p>375312</text:p>
          </table:table-cell>
          <table:table-cell table:style-name="ce39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34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34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4.23</text:p>
          </table:table-cell>
          <table:table-cell office:value-type="string" calcext:value-type="string">
            <text:p>12 07</text:p>
          </table:table-cell>
          <table:table-cell table:number-columns-repeated="15"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 table:number-columns-repeated="5"/>
          <table:table-cell office:value-type="string" calcext:value-type="string">
            <text:p>100+1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7</text:p>
          </table:table-cell>
          <table:table-cell table:number-columns-repeated="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6" office:value-type="string" calcext:value-type="string">
            <text:p>+1161</text:p>
          </table:table-cell>
          <table:table-cell table:number-columns-repeated="2"/>
          <table:table-cell office:value-type="string" calcext:value-type="string">
            <text:p>763.95</text:p>
          </table:table-cell>
          <table:table-cell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 table:number-columns-repeated="2"/>
          <table:table-cell office:value-type="string" calcext:value-type="string">
            <text:p>371872</text:p>
          </table:table-cell>
          <table:table-cell table:style-name="ce39" office:value-type="string" calcext:value-type="string">
            <text:p>3987</text:p>
          </table:table-cell>
          <table:table-cell/>
          <table:table-cell office:value-type="string" calcext:value-type="string">
            <text:p>-4563.96</text:p>
          </table:table-cell>
          <table:table-cell table:number-columns-repeated="5"/>
          <table:table-cell office:value-type="string" calcext:value-type="string">
            <text:p>0.00816324 539.16$</text:p>
          </table:table-cell>
          <table:table-cell/>
          <table:table-cell office:value-type="string" calcext:value-type="string">
            <text:p>52.85$</text:p>
          </table:table-cell>
          <table:table-cell office:value-type="string" calcext:value-type="string">
            <text:p>311.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6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number-columns-repeated="5"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 table:number-columns-repeated="5"/>
          <table:table-cell office:value-type="string" calcext:value-type="string">
            <text:p>204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number-columns-repeated="2"/>
          <table:table-cell office:value-type="string" calcext:value-type="string">
            <text:p>762.46</text:p>
          </table:table-cell>
          <table:table-cell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 table:number-columns-repeated="2"/>
          <table:table-cell office:value-type="string" calcext:value-type="string">
            <text:p>372695</text:p>
          </table:table-cell>
          <table:table-cell table:style-name="ce39" office:value-type="string" calcext:value-type="string">
            <text:p>3996</text:p>
          </table:table-cell>
          <table:table-cell/>
          <table:table-cell office:value-type="string" calcext:value-type="string">
            <text:p>-4768.38</text:p>
          </table:table-cell>
          <table:table-cell table:number-columns-repeated="5"/>
          <table:table-cell office:value-type="string" calcext:value-type="string">
            <text:p>0.00816559 537.8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4"/>
          <table:table-cell office:value-type="string" calcext:value-type="string">
            <text:p>761.57</text:p>
          </table:table-cell>
          <table:table-cell table:number-columns-repeated="2"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 table:number-columns-repeated="2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number-columns-repeated="7"/>
          <table:table-cell office:value-type="string" calcext:value-type="string">
            <text:p>0.00816918 544.20$</text:p>
          </table:table-cell>
          <table:table-cell/>
          <table:table-cell office:value-type="string" calcext:value-type="string">
            <text:p>53.37$</text:p>
          </table:table-cell>
          <table:table-cell office:value-type="string" calcext:value-type="string">
            <text:p>312.02</text:p>
          </table:table-cell>
          <table:table-cell office:value-type="string" calcext:value-type="string">
            <text:p>110.07$</text:p>
          </table:table-cell>
          <table:table-cell table:style-name="ce34" office:value-type="string" calcext:value-type="string">
            <text:p>0.8$</text:p>
          </table:table-cell>
          <table:table-cell office:value-type="string" calcext:value-type="string">
            <text:p>1020.46$</text:p>
          </table:table-cell>
          <table:table-cell/>
          <table:table-cell office:value-type="string" calcext:value-type="string">
            <text:p>3993/1020</text:p>
          </table:table-cell>
          <table:table-cell/>
          <table:table-cell table:style-name="ce52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4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4"/>
          <table:table-cell office:value-type="string" calcext:value-type="string">
            <text:p>756.42</text:p>
          </table:table-cell>
          <table:table-cell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 table:number-columns-repeated="2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/>
          <table:table-cell office:value-type="string" calcext:value-type="string">
            <text:p>233.36</text:p>
          </table:table-cell>
          <table:table-cell table:number-columns-repeated="5"/>
          <table:table-cell office:value-type="string" calcext:value-type="string">
            <text:p>0.00818251 544$</text:p>
          </table:table-cell>
          <table:table-cell/>
          <table:table-cell office:value-type="string" calcext:value-type="string">
            <text:p>53.24$</text:p>
          </table:table-cell>
          <table:table-cell office:value-type="string" calcext:value-type="string">
            <text:p>313.78</text:p>
          </table:table-cell>
          <table:table-cell office:value-type="string" calcext:value-type="string">
            <text:p>108.37$</text:p>
          </table:table-cell>
          <table:table-cell table:style-name="ce34" office:value-type="string" calcext:value-type="string">
            <text:p>0.8$</text:p>
          </table:table-cell>
          <table:table-cell office:value-type="string" calcext:value-type="string">
            <text:p>1020.19$</text:p>
          </table:table-cell>
          <table:table-cell/>
          <table:table-cell office:value-type="string" calcext:value-type="string">
            <text:p>3967/1020</text:p>
          </table:table-cell>
          <table:table-cell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34" office:value-type="string" calcext:value-type="string">
            <text:p>15970</text:p>
          </table:table-cell>
          <table:table-cell/>
          <table:table-cell office:value-type="string" calcext:value-type="string">
            <text:p>5337.51</text:p>
          </table:table-cell>
          <table:table-cell table:style-name="ce36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753.75</text:p>
          </table:table-cell>
          <table:table-cell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 table:number-columns-repeated="2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5001.74</text:p>
          </table:table-cell>
          <table:table-cell table:style-name="ce46" office:value-type="string" calcext:value-type="string">
            <text:p>-301</text:p>
          </table:table-cell>
          <table:table-cell table:number-columns-repeated="4"/>
          <table:table-cell office:value-type="string" calcext:value-type="string">
            <text:p>0.00818894 528.14$</text:p>
          </table:table-cell>
          <table:table-cell/>
          <table:table-cell office:value-type="string" calcext:value-type="string">
            <text:p>51.72$</text:p>
          </table:table-cell>
          <table:table-cell office:value-type="string" calcext:value-type="string">
            <text:p>309.84</text:p>
          </table:table-cell>
          <table:table-cell office:value-type="string" calcext:value-type="string">
            <text:p>106.41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4.25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7785.2</text:p>
          </table:table-cell>
          <table:table-cell table:number-columns-repeated="3"/>
          <table:table-cell table:style-name="ce36" office:value-type="string" calcext:value-type="string">
            <text:p>+97.82</text:p>
          </table:table-cell>
          <table:table-cell table:number-columns-repeated="4"/>
          <table:table-cell office:value-type="string" calcext:value-type="string">
            <text:p>759.75</text:p>
          </table:table-cell>
          <table:table-cell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 table:number-columns-repeated="2"/>
          <table:table-cell office:value-type="string" calcext:value-type="string">
            <text:p>371225</text:p>
          </table:table-cell>
          <table:table-cell table:style-name="ce39" office:value-type="string" calcext:value-type="string">
            <text:p>401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20139 523.81$</text:p>
          </table:table-cell>
          <table:table-cell/>
          <table:table-cell office:value-type="string" calcext:value-type="string">
            <text:p>51.03$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4.26</text:p>
          </table:table-cell>
          <table:table-cell office:value-type="string" calcext:value-type="string">
            <text:p>10 45</text:p>
          </table:table-cell>
          <table:table-cell table:number-columns-repeated="3"/>
          <table:table-cell table:style-name="ce36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4"/>
          <table:table-cell office:value-type="string" calcext:value-type="string">
            <text:p>753.48</text:p>
          </table:table-cell>
          <table:table-cell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 table:number-columns-repeated="2"/>
          <table:table-cell office:value-type="string" calcext:value-type="string">
            <text:p>371837</text:p>
          </table:table-cell>
          <table:table-cell table:style-name="ce39" office:value-type="string" calcext:value-type="string">
            <text:p>4035</text:p>
          </table:table-cell>
          <table:table-cell table:number-columns-repeated="3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4.04.27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 table:number-columns-repeated="2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number-columns-repeated="3"/>
          <table:table-cell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 table:number-columns-repeated="2"/>
          <table:table-cell office:value-type="string" calcext:value-type="string">
            <text:p>0.00824333 518.29$</text:p>
          </table:table-cell>
          <table:table-cell/>
          <table:table-cell office:value-type="string" calcext:value-type="string">
            <text:p>50.3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2"/>
          <table:table-cell office:value-type="string" calcext:value-type="string">
            <text:p>755.26</text:p>
          </table:table-cell>
          <table:table-cell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 table:number-columns-repeated="2"/>
          <table:table-cell office:value-type="string" calcext:value-type="string">
            <text:p>372240</text:p>
          </table:table-cell>
          <table:table-cell table:style-name="ce40" office:value-type="string" calcext:value-type="string">
            <text:p>4055</text:p>
          </table:table-cell>
          <table:table-cell table:number-columns-repeated="7"/>
          <table:table-cell office:value-type="string" calcext:value-type="string">
            <text:p>0.00824568 519.4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2624.39</text:p>
          </table:table-cell>
          <table:table-cell table:number-columns-repeated="7"/>
          <table:table-cell office:value-type="string" calcext:value-type="string">
            <text:p>129777.31</text:p>
          </table:table-cell>
          <table:table-cell table:number-columns-repeated="4"/>
          <table:table-cell office:value-type="string" calcext:value-type="string">
            <text:p>371256</text:p>
          </table:table-cell>
          <table:table-cell office:value-type="string" calcext:value-type="string">
            <text:p>44045</text:p>
          </table:table-cell>
          <table:table-cell table:number-columns-repeated="4"/>
          <table:table-cell office:value-type="string" calcext:value-type="string">
            <text:p>82.04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2398.89</text:p>
          </table:table-cell>
          <table:table-cell table:number-columns-repeated="993"/>
        </table:table-row>
        <table:table-row table:style-name="ro1" table:number-rows-repeated="104835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20" table:number-columns-repeated="1021" table:default-cell-style-name="ce34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4"/>
        <table:table-column table:style-name="co30" table:default-cell-style-name="ce34"/>
        <table:table-column table:style-name="co31" table:default-cell-style-name="ce34"/>
        <table:table-column table:style-name="co32" table:default-cell-style-name="ce34"/>
        <table:table-column table:style-name="co20" table:number-columns-repeated="1020" table:default-cell-style-name="ce34"/>
        <table:table-row table:style-name="ro2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2022.12.28</text:p>
          </table:table-cell>
          <table:table-cell table:style-name="ce47" office:value-type="string" calcext:value-type="string">
            <text:p>InvestFuture Generation IF. Аня и Макс: в поисках профессии мечты</text:p>
          </table:table-cell>
          <table:table-cell table:style-name="ce47" office:value-type="string" calcext:value-type="string">
            <text:p>2022.12.29</text:p>
          </table:table-cell>
          <table:table-cell table:style-name="ce47" office:value-type="string" calcext:value-type="string">
            <text:p>393-393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4"/>
        <table:table-column table:style-name="co7" table:default-cell-style-name="ce34"/>
        <table:table-column table:style-name="co16" table:default-cell-style-name="ce34"/>
        <table:table-column table:style-name="co21" table:default-cell-style-name="ce34"/>
        <table:table-column table:style-name="co10" table:default-cell-style-name="ce34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37" table:default-cell-style-name="ce34"/>
        <table:table-column table:style-name="co35" table:default-cell-style-name="ce34"/>
        <table:table-column table:style-name="co38" table:default-cell-style-name="ce34"/>
        <table:table-column table:style-name="co39" table:default-cell-style-name="ce34"/>
        <table:table-column table:style-name="co14" table:default-cell-style-name="ce34"/>
        <table:table-column table:style-name="co40" table:default-cell-style-name="ce34"/>
        <table:table-column table:style-name="co3" table:default-cell-style-name="ce34"/>
        <table:table-column table:style-name="co14" table:default-cell-style-name="ce34"/>
        <table:table-column table:style-name="co38" table:default-cell-style-name="ce34"/>
        <table:table-column table:style-name="co13" table:default-cell-style-name="ce34"/>
        <table:table-column table:style-name="co10" table:number-columns-repeated="2" table:default-cell-style-name="ce34"/>
        <table:table-column table:style-name="co14" table:default-cell-style-name="ce34"/>
        <table:table-column table:style-name="co39" table:default-cell-style-name="ce34"/>
        <table:table-column table:style-name="co13" table:default-cell-style-name="ce34"/>
        <table:table-column table:style-name="co14" table:default-cell-style-name="ce34"/>
        <table:table-column table:style-name="co18" table:default-cell-style-name="ce34"/>
        <table:table-column table:style-name="co41" table:default-cell-style-name="ce34"/>
        <table:table-column table:style-name="co6" table:default-cell-style-name="ce34"/>
        <table:table-column table:style-name="co9" table:default-cell-style-name="ce34"/>
        <table:table-column table:style-name="co6" table:default-cell-style-name="ce34"/>
        <table:table-column table:style-name="co14" table:default-cell-style-name="ce34"/>
        <table:table-column table:style-name="co42" table:default-cell-style-name="ce34"/>
        <table:table-column table:style-name="co43" table:number-columns-repeated="2" table:default-cell-style-name="ce34"/>
        <table:table-column table:style-name="co44" table:default-cell-style-name="ce34"/>
        <table:table-column table:style-name="co20" table:default-cell-style-name="ce34"/>
        <table:table-column table:style-name="co45" table:default-cell-style-name="ce34"/>
        <table:table-column table:style-name="co46" table:default-cell-style-name="ce34"/>
        <table:table-column table:style-name="co20" table:number-columns-repeated="2" table:default-cell-style-name="ce34"/>
        <table:table-column table:style-name="co12" table:default-cell-style-name="ce34"/>
        <table:table-column table:style-name="co20" table:default-cell-style-name="ce34"/>
        <table:table-column table:style-name="co26" table:default-cell-style-name="ce34"/>
        <table:table-column table:style-name="co20" table:number-columns-repeated="982" table:default-cell-style-name="ce34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9" table:number-columns-repeated="984"/>
          <table:table-cell table:number-columns-repeated="15361"/>
        </table:table-row>
        <table:table-row table:style-name="ro1">
          <table:table-cell table:style-name="ce49"/>
          <table:table-cell table:style-name="ce62"/>
          <table:table-cell table:style-name="ce49" table:number-columns-repeated="37"/>
          <table:table-cell table:style-name="ce28"/>
          <table:table-cell table:style-name="ce49" table:number-columns-repeated="145"/>
          <table:table-cell table:style-name="ce28" table:number-columns-repeated="832"/>
          <table:table-cell table:number-columns-repeated="15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 /киви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,BTC xeggex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7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7" office:value-type="string" calcext:value-type="string">
            <text:p>-4201.41 </text:p>
          </table:table-cell>
          <table:table-cell table:number-columns-repeated="2"/>
          <table:table-cell table:style-name="ce37" office:value-type="string" calcext:value-type="string">
            <text:p>-503.41 </text:p>
          </table:table-cell>
          <table:table-cell table:style-name="ce37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37526.56</text:p>
          </table:table-cell>
          <table:table-cell table:style-name="ce36" office:value-type="string" calcext:value-type="string">
            <text:p>+897</text:p>
          </table:table-cell>
          <table:table-cell table:style-name="ce36" office:value-type="string" calcext:value-type="string">
            <text:p>+8430</text:p>
          </table:table-cell>
          <table:table-cell table:number-columns-repeated="2"/>
          <table:table-cell table:style-name="ce36" office:value-type="string" calcext:value-type="string">
            <text:p>+46854</text:p>
          </table:table-cell>
          <table:table-cell table:style-name="ce36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7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7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7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7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7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1992.44</text:p>
          </table:table-cell>
          <table:table-cell table:style-name="ce36" office:value-type="string" calcext:value-type="string">
            <text:p>+6435</text:p>
          </table:table-cell>
          <table:table-cell table:style-name="ce36" office:value-type="string" calcext:value-type="string">
            <text:p>+4007</text:p>
          </table:table-cell>
          <table:table-cell table:number-columns-repeated="2"/>
          <table:table-cell table:style-name="ce36" office:value-type="string" calcext:value-type="string">
            <text:p>+12434</text:p>
          </table:table-cell>
          <table:table-cell table:style-name="ce37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7" office:value-type="string" calcext:value-type="string">
            <text:p>-876 </text:p>
          </table:table-cell>
          <table:table-cell table:style-name="ce37" office:value-type="string" calcext:value-type="string">
            <text:p>-1884.43</text:p>
          </table:table-cell>
          <table:table-cell table:style-name="ce37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7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6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-11376.02</text:p>
          </table:table-cell>
          <table:table-cell table:style-name="ce36" office:value-type="string" calcext:value-type="string">
            <text:p>+4053</text:p>
          </table:table-cell>
          <table:table-cell table:style-name="ce36" office:value-type="string" calcext:value-type="string">
            <text:p>+17515</text:p>
          </table:table-cell>
          <table:table-cell table:number-columns-repeated="2"/>
          <table:table-cell table:style-name="ce36" office:value-type="string" calcext:value-type="string">
            <text:p>+10192</text:p>
          </table:table-cell>
          <table:table-cell table:style-name="ce36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7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7" office:value-type="string" calcext:value-type="string">
            <text:p>-301.55 </text:p>
          </table:table-cell>
          <table:table-cell table:number-columns-repeated="5"/>
          <table:table-cell table:style-name="ce37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7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7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7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6" office:value-type="string" calcext:value-type="string">
            <text:p>+1078 </text:p>
          </table:table-cell>
          <table:table-cell table:style-name="ce36" office:value-type="string" calcext:value-type="string">
            <text:p>+1055</text:p>
          </table:table-cell>
          <table:table-cell table:number-columns-repeated="2"/>
          <table:table-cell table:style-name="ce36" office:value-type="string" calcext:value-type="string">
            <text:p>+2889</text:p>
          </table:table-cell>
          <table:table-cell table:style-name="ce37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6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94618</text:p>
          </table:table-cell>
          <table:table-cell table:style-name="ce3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9" office:value-type="string" calcext:value-type="string">
            <text:p>294946</text:p>
          </table:table-cell>
          <table:table-cell table:style-name="ce3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6" office:value-type="string" calcext:value-type="string">
            <text:p>+124099</text:p>
          </table:table-cell>
          <table:table-cell table:style-name="ce36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6" office:value-type="string" calcext:value-type="string">
            <text:p>+161051</text:p>
          </table:table-cell>
          <table:table-cell table:style-name="ce36" office:value-type="string" calcext:value-type="string">
            <text:p>+1170</text:p>
          </table:table-cell>
          <table:table-cell/>
          <table:table-cell table:style-name="ce37" office:value-type="string" calcext:value-type="string">
            <text:p>-14736.63</text:p>
          </table:table-cell>
          <table:table-cell/>
          <table:table-cell table:style-name="ce37" office:value-type="string" calcext:value-type="string">
            <text:p>-3228.5</text:p>
          </table:table-cell>
          <table:table-cell/>
          <table:table-cell table:style-name="ce37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9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9" office:value-type="string" calcext:value-type="string">
            <text:p>296941</text:p>
          </table:table-cell>
          <table:table-cell table:style-name="ce3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9" office:value-type="string" calcext:value-type="string">
            <text:p>297011</text:p>
          </table:table-cell>
          <table:table-cell table:style-name="ce3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9" office:value-type="string" calcext:value-type="string">
            <text:p>315778</text:p>
          </table:table-cell>
          <table:table-cell table:style-name="ce4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7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7" office:value-type="string" calcext:value-type="string">
            <text:p>-623</text:p>
          </table:table-cell>
          <table:table-cell table:style-name="ce37" office:value-type="string" calcext:value-type="string">
            <text:p>-960.85</text:p>
          </table:table-cell>
          <table:table-cell table:style-name="ce37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45551.52</text:p>
          </table:table-cell>
          <table:table-cell table:style-name="ce36" office:value-type="string" calcext:value-type="string">
            <text:p>+338</text:p>
          </table:table-cell>
          <table:table-cell table:style-name="ce36" office:value-type="string" calcext:value-type="string">
            <text:p>+17902</text:p>
          </table:table-cell>
          <table:table-cell table:number-columns-repeated="2"/>
          <table:table-cell table:style-name="ce36" office:value-type="string" calcext:value-type="string">
            <text:p>+63548</text:p>
          </table:table-cell>
          <table:table-cell table:style-name="ce36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9" office:value-type="string" calcext:value-type="string">
            <text:p>307444</text:p>
          </table:table-cell>
          <table:table-cell table:style-name="ce3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9" office:value-type="string" calcext:value-type="string">
            <text:p>320220</text:p>
          </table:table-cell>
          <table:table-cell table:style-name="ce3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9" office:value-type="string" calcext:value-type="string">
            <text:p>320294</text:p>
          </table:table-cell>
          <table:table-cell table:style-name="ce3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0" office:value-type="string" calcext:value-type="string">
            <text:p>200149</text:p>
          </table:table-cell>
          <table:table-cell table:number-columns-repeated="2"/>
          <table:table-cell table:style-name="ce40" office:value-type="string" calcext:value-type="string">
            <text:p>320651</text:p>
          </table:table-cell>
          <table:table-cell table:style-name="ce4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6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6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6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6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6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7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6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3"/>
          <table:table-cell table:style-name="ce37" office:value-type="string" calcext:value-type="string">
            <text:p>-1906</text:p>
          </table:table-cell>
          <table:table-cell/>
          <table:table-cell table:style-name="ce37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6" office:value-type="string" calcext:value-type="string">
            <text:p>+1720</text:p>
          </table:table-cell>
          <table:table-cell table:style-name="ce36" office:value-type="string" calcext:value-type="string">
            <text:p>+18205</text:p>
          </table:table-cell>
          <table:table-cell table:style-name="ce36" office:value-type="string" calcext:value-type="string">
            <text:p>+20</text:p>
          </table:table-cell>
          <table:table-cell/>
          <table:table-cell table:style-name="ce37" office:value-type="string" calcext:value-type="string">
            <text:p>-6465</text:p>
          </table:table-cell>
          <table:table-cell table:style-name="ce36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6" office:value-type="string" calcext:value-type="string">
            <text:p>+500</text:p>
          </table:table-cell>
          <table:table-cell table:number-columns-repeated="5"/>
          <table:table-cell table:style-name="ce36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6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9" office:value-type="string" calcext:value-type="string">
            <text:p>318707</text:p>
          </table:table-cell>
          <table:table-cell table:style-name="ce3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6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0" office:value-type="string" calcext:value-type="string">
            <text:p>322856</text:p>
          </table:table-cell>
          <table:table-cell table:style-name="ce4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8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6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7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6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7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7" office:value-type="string" calcext:value-type="string">
            <text:p>-1085</text:p>
          </table:table-cell>
          <table:table-cell/>
          <table:table-cell table:style-name="ce37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+1228.55</text:p>
          </table:table-cell>
          <table:table-cell table:style-name="ce36" office:value-type="string" calcext:value-type="string">
            <text:p>+2519</text:p>
          </table:table-cell>
          <table:table-cell table:style-name="ce37" office:value-type="string" calcext:value-type="string">
            <text:p>-1037</text:p>
          </table:table-cell>
          <table:table-cell table:style-name="ce36" office:value-type="string" calcext:value-type="string">
            <text:p>+5</text:p>
          </table:table-cell>
          <table:table-cell/>
          <table:table-cell table:style-name="ce36" office:value-type="string" calcext:value-type="string">
            <text:p>+2710</text:p>
          </table:table-cell>
          <table:table-cell table:style-name="ce36" office:value-type="string" calcext:value-type="string">
            <text:p>+163</text:p>
          </table:table-cell>
          <table:table-cell table:number-columns-repeated="7"/>
          <table:table-cell table:style-name="ce36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9" office:value-type="string" calcext:value-type="string">
            <text:p>303496</text:p>
          </table:table-cell>
          <table:table-cell table:style-name="ce3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8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9" office:value-type="string" calcext:value-type="string">
            <text:p>315441</text:p>
          </table:table-cell>
          <table:table-cell table:style-name="ce3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9" office:value-type="string" calcext:value-type="string">
            <text:p>315770</text:p>
          </table:table-cell>
          <table:table-cell table:style-name="ce3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6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9" office:value-type="string" calcext:value-type="string">
            <text:p>317533</text:p>
          </table:table-cell>
          <table:table-cell table:style-name="ce3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6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6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6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8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0" office:value-type="string" calcext:value-type="string">
            <text:p>326086</text:p>
          </table:table-cell>
          <table:table-cell table:style-name="ce4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  <table:table-cell table:style-name="ce34" table:number-columns-repeated="15360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7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7" office:value-type="string" calcext:value-type="string">
            <text:p>-1706</text:p>
          </table:table-cell>
          <table:table-cell table:style-name="ce37" office:value-type="string" calcext:value-type="string">
            <text:p>-510.1</text:p>
          </table:table-cell>
          <table:table-cell table:style-name="ce37" office:value-type="string" calcext:value-type="string">
            <text:p>-1132.48</text:p>
          </table:table-cell>
          <table:table-cell/>
          <table:table-cell table:style-name="ce36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6" office:value-type="string" calcext:value-type="string">
            <text:p>+14949</text:p>
          </table:table-cell>
          <table:table-cell table:style-name="ce36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6" office:value-type="string" calcext:value-type="string">
            <text:p>+184574</text:p>
          </table:table-cell>
          <table:table-cell table:style-name="ce36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4"/>
        <table:table-column table:style-name="co40" table:default-cell-style-name="ce34"/>
        <table:table-column table:style-name="co2" table:default-cell-style-name="ce34"/>
        <table:table-column table:style-name="co48" table:default-cell-style-name="ce34"/>
        <table:table-column table:style-name="co49" table:default-cell-style-name="ce34"/>
        <table:table-column table:style-name="co50" table:default-cell-style-name="ce34"/>
        <table:table-column table:style-name="co51" table:default-cell-style-name="ce34"/>
        <table:table-column table:style-name="co52" table:default-cell-style-name="ce34"/>
        <table:table-column table:style-name="co53" table:default-cell-style-name="ce34"/>
        <table:table-column table:style-name="co7" table:default-cell-style-name="ce34"/>
        <table:table-column table:style-name="co54" table:default-cell-style-name="ce34"/>
        <table:table-column table:style-name="co55" table:default-cell-style-name="ce34"/>
        <table:table-column table:style-name="co56" table:default-cell-style-name="ce34"/>
        <table:table-column table:style-name="co57" table:default-cell-style-name="ce34"/>
        <table:table-column table:style-name="co58" table:default-cell-style-name="ce34"/>
        <table:table-column table:style-name="co56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56" table:default-cell-style-name="ce34"/>
        <table:table-column table:style-name="co60" table:default-cell-style-name="ce34"/>
        <table:table-column table:style-name="co63" table:default-cell-style-name="ce34"/>
        <table:table-column table:style-name="co56" table:default-cell-style-name="ce34"/>
        <table:table-column table:style-name="co6" table:default-cell-style-name="ce34"/>
        <table:table-column table:style-name="co64" table:default-cell-style-name="ce34"/>
        <table:table-column table:style-name="co65" table:default-cell-style-name="ce34"/>
        <table:table-column table:style-name="co50" table:default-cell-style-name="ce34"/>
        <table:table-column table:style-name="co56" table:default-cell-style-name="ce34"/>
        <table:table-column table:style-name="co66" table:default-cell-style-name="ce34"/>
        <table:table-column table:style-name="co67" table:default-cell-style-name="ce34"/>
        <table:table-column table:style-name="co31" table:default-cell-style-name="ce34"/>
        <table:table-column table:style-name="co68" table:default-cell-style-name="ce34"/>
        <table:table-column table:style-name="co69" table:default-cell-style-name="ce34"/>
        <table:table-column table:style-name="co70" table:default-cell-style-name="ce34"/>
        <table:table-column table:style-name="co69" table:default-cell-style-name="ce34"/>
        <table:table-column table:style-name="co71" table:default-cell-style-name="ce34"/>
        <table:table-column table:style-name="co67" table:default-cell-style-name="ce34"/>
        <table:table-column table:style-name="co72" table:default-cell-style-name="ce34"/>
        <table:table-column table:style-name="co20" table:number-columns-repeated="984" table:default-cell-style-name="ce34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9"/>
          <table:table-cell table:style-name="ce62"/>
          <table:table-cell table:style-name="ce49" table:number-columns-repeated="1020"/>
          <table:table-cell table:number-columns-repeated="15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style-name="ce28"/>
          <table:table-cell table:style-name="ce35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38" table:number-columns-repeated="2"/>
          <table:table-cell table:style-name="ce28"/>
          <table:table-cell table:style-name="ce44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-14256</text:p>
          </table:table-cell>
          <table:table-cell table:style-name="ce36" office:value-type="string" calcext:value-type="string">
            <text:p>+1331</text:p>
          </table:table-cell>
          <table:table-cell table:style-name="ce36" office:value-type="string" calcext:value-type="string">
            <text:p>+7801</text:p>
          </table:table-cell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-72</text:p>
          </table:table-cell>
          <table:table-cell/>
          <table:table-cell table:style-name="ce37" office:value-type="string" calcext:value-type="string">
            <text:p>-4643.04</text:p>
          </table:table-cell>
          <table:table-cell table:number-columns-repeated="2"/>
          <table:table-cell table:style-name="ce37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7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6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7" office:value-type="string" calcext:value-type="string">
            <text:p>-535.96 </text:p>
          </table:table-cell>
          <table:table-cell table:style-name="ce37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7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7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+457.61 </text:p>
          </table:table-cell>
          <table:table-cell table:style-name="ce36" office:value-type="string" calcext:value-type="string">
            <text:p>+10479</text:p>
          </table:table-cell>
          <table:table-cell table:style-name="ce36" office:value-type="string" calcext:value-type="string">
            <text:p>+4455</text:p>
          </table:table-cell>
          <table:table-cell table:number-columns-repeated="2"/>
          <table:table-cell table:style-name="ce36" office:value-type="string" calcext:value-type="string">
            <text:p>+15392</text:p>
          </table:table-cell>
          <table:table-cell table:style-name="ce36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7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7" office:value-type="string" calcext:value-type="string">
            <text:p>-1224</text:p>
          </table:table-cell>
          <table:table-cell table:style-name="ce37" office:value-type="string" calcext:value-type="string">
            <text:p>-1782</text:p>
          </table:table-cell>
          <table:table-cell table:style-name="ce71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+4860.22</text:p>
          </table:table-cell>
          <table:table-cell table:style-name="ce36" office:value-type="string" calcext:value-type="string">
            <text:p>+3132</text:p>
          </table:table-cell>
          <table:table-cell table:style-name="ce37" office:value-type="string" calcext:value-type="string">
            <text:p>-459</text:p>
          </table:table-cell>
          <table:table-cell table:number-columns-repeated="2"/>
          <table:table-cell table:style-name="ce36" office:value-type="string" calcext:value-type="string">
            <text:p>+7533</text:p>
          </table:table-cell>
          <table:table-cell table:style-name="ce36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2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7" office:value-type="string" calcext:value-type="string">
            <text:p>-4124.15</text:p>
          </table:table-cell>
          <table:table-cell table:style-name="ce37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71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7" office:value-type="string" calcext:value-type="string">
            <text:p>-3360.99</text:p>
          </table:table-cell>
          <table:table-cell table:style-name="ce36" office:value-type="string" calcext:value-type="string">
            <text:p>+22378</text:p>
          </table:table-cell>
          <table:table-cell table:style-name="ce37" office:value-type="string" calcext:value-type="string">
            <text:p>-921</text:p>
          </table:table-cell>
          <table:table-cell table:number-columns-repeated="2"/>
          <table:table-cell table:style-name="ce36" office:value-type="string" calcext:value-type="string">
            <text:p>+18096</text:p>
          </table:table-cell>
          <table:table-cell table:style-name="ce36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7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8" table:number-columns-repeated="1023"/>
          <table:table-cell table:style-name="ce73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70" office:value-type="string" calcext:value-type="string">
            <text:p>+36952</text:p>
          </table:table-cell>
          <table:table-cell table:style-name="ce70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4"/>
        <table:table-column table:style-name="co74" table:default-cell-style-name="ce34"/>
        <table:table-column table:style-name="co75" table:default-cell-style-name="ce34"/>
        <table:table-column table:style-name="co76" table:default-cell-style-name="ce34"/>
        <table:table-column table:style-name="co55" table:default-cell-style-name="ce34"/>
        <table:table-column table:style-name="co77" table:default-cell-style-name="ce34"/>
        <table:table-column table:style-name="co50" table:default-cell-style-name="ce34"/>
        <table:table-column table:style-name="co52" table:default-cell-style-name="ce34"/>
        <table:table-column table:style-name="co77" table:default-cell-style-name="ce34"/>
        <table:table-column table:style-name="co57" table:default-cell-style-name="ce34"/>
        <table:table-column table:style-name="co49" table:default-cell-style-name="ce34"/>
        <table:table-column table:style-name="co76" table:default-cell-style-name="ce34"/>
        <table:table-column table:style-name="co56" table:default-cell-style-name="ce34"/>
        <table:table-column table:style-name="co62" table:default-cell-style-name="ce34"/>
        <table:table-column table:style-name="co77" table:default-cell-style-name="ce34"/>
        <table:table-column table:style-name="co56" table:default-cell-style-name="ce34"/>
        <table:table-column table:style-name="co59" table:default-cell-style-name="ce34"/>
        <table:table-column table:style-name="co78" table:default-cell-style-name="ce34"/>
        <table:table-column table:style-name="co57" table:default-cell-style-name="ce34"/>
        <table:table-column table:style-name="co74" table:default-cell-style-name="ce34"/>
        <table:table-column table:style-name="co79" table:default-cell-style-name="ce34"/>
        <table:table-column table:style-name="co80" table:default-cell-style-name="ce34"/>
        <table:table-column table:style-name="co40" table:default-cell-style-name="ce34"/>
        <table:table-column table:style-name="co56" table:default-cell-style-name="ce34"/>
        <table:table-column table:style-name="co40" table:default-cell-style-name="ce34"/>
        <table:table-column table:style-name="co56" table:default-cell-style-name="ce34"/>
        <table:table-column table:style-name="co50" table:default-cell-style-name="ce34"/>
        <table:table-column table:style-name="co81" table:default-cell-style-name="ce34"/>
        <table:table-column table:style-name="co50" table:default-cell-style-name="ce34"/>
        <table:table-column table:style-name="co82" table:default-cell-style-name="ce34"/>
        <table:table-column table:style-name="co83" table:default-cell-style-name="ce34"/>
        <table:table-column table:style-name="co56" table:default-cell-style-name="ce34"/>
        <table:table-column table:style-name="co68" table:default-cell-style-name="ce34"/>
        <table:table-column table:style-name="co84" table:default-cell-style-name="ce34"/>
        <table:table-column table:style-name="co66" table:default-cell-style-name="ce34"/>
        <table:table-column table:style-name="co85" table:default-cell-style-name="ce34"/>
        <table:table-column table:style-name="co86" table:default-cell-style-name="ce34"/>
        <table:table-column table:style-name="co87" table:default-cell-style-name="ce34"/>
        <table:table-column table:style-name="co69" table:default-cell-style-name="ce34"/>
        <table:table-column table:style-name="co88" table:default-cell-style-name="ce34"/>
        <table:table-column table:style-name="co89" table:default-cell-style-name="ce34"/>
        <table:table-column table:style-name="co88" table:default-cell-style-name="ce34"/>
        <table:table-column table:style-name="co90" table:default-cell-style-name="ce34"/>
        <table:table-column table:style-name="co66" table:default-cell-style-name="ce34"/>
        <table:table-column table:style-name="co91" table:default-cell-style-name="ce34"/>
        <table:table-column table:style-name="co56" table:number-columns-repeated="2" table:default-cell-style-name="ce34"/>
        <table:table-column table:style-name="co20" table:number-columns-repeated="976" table:default-cell-style-name="ce3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 office:value-type="string" calcext:value-type="string">
            <text:p>Э и р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49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/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49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49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/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49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74" office:value-type="string" calcext:value-type="string">
            <text:p>-808 </text:p>
          </table:table-cell>
          <table:table-cell table:style-name="ce74" office:value-type="string" calcext:value-type="string">
            <text:p>-1418.92</text:p>
          </table:table-cell>
          <table:table-cell table:style-name="ce7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 office:value-type="string" calcext:value-type="string">
            <text:p>Э и р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 office:value-type="string" calcext:value-type="string">
            <text:p>Э и р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4"/>
        <table:table-column table:style-name="co93" table:default-cell-style-name="ce34"/>
        <table:table-column table:style-name="co94" table:default-cell-style-name="ce34"/>
        <table:table-column table:style-name="co95" table:default-cell-style-name="ce34"/>
        <table:table-column table:style-name="co96" table:default-cell-style-name="ce34"/>
        <table:table-column table:style-name="co97" table:default-cell-style-name="ce34"/>
        <table:table-column table:style-name="co98" table:default-cell-style-name="ce34"/>
        <table:table-column table:style-name="co99" table:default-cell-style-name="ce34"/>
        <table:table-column table:style-name="co93" table:default-cell-style-name="ce34"/>
        <table:table-column table:style-name="co100" table:default-cell-style-name="ce34"/>
        <table:table-column table:style-name="co101" table:number-columns-repeated="2" table:default-cell-style-name="ce34"/>
        <table:table-column table:style-name="co50" table:default-cell-style-name="ce34"/>
        <table:table-column table:style-name="co93" table:default-cell-style-name="ce34"/>
        <table:table-column table:style-name="co101" table:default-cell-style-name="ce34"/>
        <table:table-column table:style-name="co49" table:default-cell-style-name="ce34"/>
        <table:table-column table:style-name="co102" table:default-cell-style-name="ce34"/>
        <table:table-column table:style-name="co103" table:default-cell-style-name="ce34"/>
        <table:table-column table:style-name="co96" table:default-cell-style-name="ce34"/>
        <table:table-column table:style-name="co94" table:default-cell-style-name="ce34"/>
        <table:table-column table:style-name="co102" table:default-cell-style-name="ce34"/>
        <table:table-column table:style-name="co104" table:default-cell-style-name="ce34"/>
        <table:table-column table:style-name="co105" table:default-cell-style-name="ce34"/>
        <table:table-column table:style-name="co102" table:default-cell-style-name="ce34"/>
        <table:table-column table:style-name="co106" table:default-cell-style-name="ce34"/>
        <table:table-column table:style-name="co107" table:default-cell-style-name="ce34"/>
        <table:table-column table:style-name="co108" table:default-cell-style-name="ce34"/>
        <table:table-column table:style-name="co109" table:default-cell-style-name="ce34"/>
        <table:table-column table:style-name="co102" table:default-cell-style-name="ce34"/>
        <table:table-column table:style-name="co110" table:default-cell-style-name="ce34"/>
        <table:table-column table:style-name="co111" table:number-columns-repeated="2" table:default-cell-style-name="ce34"/>
        <table:table-column table:style-name="co112" table:default-cell-style-name="ce34"/>
        <table:table-column table:style-name="co113" table:default-cell-style-name="ce34"/>
        <table:table-column table:style-name="co95" table:default-cell-style-name="ce34"/>
        <table:table-column table:style-name="co114" table:default-cell-style-name="ce34"/>
        <table:table-column table:style-name="co115" table:default-cell-style-name="ce34"/>
        <table:table-column table:style-name="co116" table:default-cell-style-name="ce34"/>
        <table:table-column table:style-name="co102" table:number-columns-repeated="2" table:default-cell-style-name="ce34"/>
        <table:table-column table:style-name="co116" table:default-cell-style-name="ce34"/>
        <table:table-column table:style-name="co104" table:default-cell-style-name="ce34"/>
        <table:table-column table:style-name="co97" table:default-cell-style-name="ce34"/>
        <table:table-column table:style-name="co106" table:default-cell-style-name="ce34"/>
        <table:table-column table:style-name="co20" table:number-columns-repeated="979" table:default-cell-style-name="ce3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number-columns-repeated="2" table:style-name="ce75" office:value-type="string" calcext:value-type="string">
            <text:p>расх б</text:p>
          </table:table-cell>
          <table:table-cell table:style-name="ce75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7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.00.0000</text:date>, <text:time style:data-style-name="N2" text:time-value="19:24:04.29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27T21:06:32.843000000</dc:date>
    <meta:editing-duration>P13DT11H48M7S</meta:editing-duration>
    <meta:editing-cycles>5688</meta:editing-cycles>
    <meta:document-statistic meta:table-count="7" meta:cell-count="15619" meta:object-count="0"/>
    <meta:user-defined meta:name="qrichtext">1</meta:user-defined>
  </office:meta>
</office:document-meta>
</file>